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4mm"/>
    </style:style>
    <style:style style:name="co4" style:family="table-column">
      <style:table-column-properties fo:break-before="auto" style:column-width="19.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8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2"/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0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s moyen" table:style-name="ta1">
        <table:shapes>
          <draw:frame draw:z-index="0" draw:style-name="gr1" draw:text-style-name="P1" svg:width="345.31mm" svg:height="140.23mm" svg:x="10.11mm" svg:y="125.67mm">
            <loext:p draw:notify-on-update-of-ranges="'Temps moyen'.A3:'Temps moyen'.A26 'Temps moyen'.B3:'Temps moyen'.B26 'Temps moyen'.C3:'Temps moyen'.C26 'Temps moyen'.C3:'Temps moyen'.C26 'Temps moyen'.D3:'Temps moyen'.D26 'Temps moyen'.E3:'Temps moyen'.E26 'Temps moyen'.E3:'Temps moyen'.E26 'Temps moyen'.F3:'Temps moyen'.F26 'Temps moyen'.G3:'Temps moyen'.G26 'Temps moyen'.G3:'Temps moyen'.G26 'Temps moyen'.H3:'Temps moyen'.H26 'Temps moyen'.I3:'Temps moyen'.I26 'Temps moyen'.J3:'Temps moyen'.J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9"/>
        <table:table-column table:style-name="co1" table:number-columns-repeated="14" table:default-cell-style-name="Default"/>
        <table:table-column table:style-name="co1" table:default-cell-style-name="ce9"/>
        <table:table-column table:style-name="co1" table:number-columns-repeated="998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Scénario actuel</text:p>
          </table:table-cell>
          <table:covered-table-cell table:style-name="ce4"/>
          <table:covered-table-cell table:number-columns-repeated="3" table:style-name="ce1"/>
          <table:table-cell table:style-name="ce1"/>
          <table:table-cell table:style-name="ce6" office:value-type="string" calcext:value-type="string" table:number-columns-spanned="3" table:number-rows-spanned="1">
            <text:p>Scénario 1</text:p>
          </table:table-cell>
          <table:covered-table-cell table:number-columns-repeated="2" table:style-name="ce1"/>
          <table:table-cell table:style-name="ce6" office:value-type="string" calcext:value-type="string" table:number-columns-spanned="13" table:number-rows-spanned="1">
            <text:p>Scénario actuel</text:p>
          </table:table-cell>
          <table:covered-table-cell table:number-columns-repeated="12" table:style-name="ce1"/>
          <table:table-cell table:style-name="ce1" table:number-columns-repeated="2"/>
          <table:table-cell table:style-name="ce6" office:value-type="string" calcext:value-type="string" table:number-columns-spanned="9" table:number-rows-spanned="1">
            <text:p>Scénario 1</text:p>
          </table:table-cell>
          <table:covered-table-cell table:number-columns-repeated="8" table:style-name="ce1"/>
          <table:table-cell table:style-name="ce1" table:number-columns-repeated="990"/>
        </table:table-row>
        <table:table-row table:style-name="ro2">
          <table:table-cell table:style-name="ce1"/>
          <table:table-cell table:style-name="ce1" office:value-type="string" calcext:value-type="string">
            <text:p>moyenne normale</text:p>
          </table:table-cell>
          <table:table-cell table:style-name="ce1" office:value-type="string" calcext:value-type="string">
            <text:p>écart-typ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écart-type</text:p>
          </table:table-cell>
          <table:table-cell table:style-name="ce1" office:value-type="string" calcext:value-type="string">
            <text:p>moyenne max</text:p>
          </table:table-cell>
          <table:table-cell table:style-name="ce1" office:value-type="string" calcext:value-type="string">
            <text:p>écart-type</text:p>
          </table:table-cell>
          <table:table-cell table:style-name="ce7" office:value-type="string" calcext:value-type="string">
            <text:p>moyenne normal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moyenne max</text:p>
          </table:table-cell>
          <table:table-cell table:style-name="ce7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Normal 4</text:p>
          </table:table-cell>
          <table:table-cell table:style-name="ce1" office:value-type="string" calcext:value-type="string">
            <text:p>Normal 5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in 4</text:p>
          </table:table-cell>
          <table:table-cell table:style-name="ce1" office:value-type="string" calcext:value-type="string">
            <text:p>Min 5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office:value-type="string" calcext:value-type="string">
            <text:p>Max 4</text:p>
          </table:table-cell>
          <table:table-cell table:style-name="ce1" office:value-type="string" calcext:value-type="string">
            <text:p>Max 5</text:p>
          </table:table-cell>
          <table:table-cell table:style-name="ce7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table:number-columns-repeated="990"/>
        </table:table-row>
        <table:table-row table:style-name="ro3">
          <table:table-cell office:value-type="string" calcext:value-type="string">
            <text:p>0h</text:p>
          </table:table-cell>
          <table:table-cell table:formula="of:=([.K3]+[.L3]+[.M3]+[.N3]+[.O3])/5" office:value-type="float" office:value="97.488" calcext:value-type="float">
            <text:p>97.49</text:p>
          </table:table-cell>
          <table:table-cell table:formula="of:=STDEV([.K3:.O3])" office:value-type="float" office:value="2.38985773635168" calcext:value-type="float">
            <text:p>2.39</text:p>
          </table:table-cell>
          <table:table-cell table:formula="of:=SUM([.P3:.T3])/5" office:value-type="float" office:value="97.678" calcext:value-type="float">
            <text:p>97.68</text:p>
          </table:table-cell>
          <table:table-cell table:formula="of:=STDEV([.P3:.T3])" office:value-type="float" office:value="4.61058781501882" calcext:value-type="float">
            <text:p>4.61</text:p>
          </table:table-cell>
          <table:table-cell table:formula="of:=([.U3]+[.V3]+[.W3])/3" office:value-type="float" office:value="102.14" calcext:value-type="float">
            <text:p>102.14</text:p>
          </table:table-cell>
          <table:table-cell table:formula="of:=STDEV([.U3:.Y3])" office:value-type="float" office:value="3.58489469859297" calcext:value-type="float">
            <text:p>3.58</text:p>
          </table:table-cell>
          <table:table-cell table:number-columns-repeated="3"/>
          <table:table-cell office:value-type="float" office:value="98.43" calcext:value-type="float">
            <text:p>98.43</text:p>
          </table:table-cell>
          <table:table-cell office:value-type="float" office:value="99.27" calcext:value-type="float">
            <text:p>99.27</text:p>
          </table:table-cell>
          <table:table-cell office:value-type="float" office:value="93.76" calcext:value-type="float">
            <text:p>93.76</text:p>
          </table:table-cell>
          <table:table-cell office:value-type="float" office:value="99.47" calcext:value-type="float">
            <text:p>99.47</text:p>
          </table:table-cell>
          <table:table-cell office:value-type="float" office:value="96.51" calcext:value-type="float">
            <text:p>96.51</text:p>
          </table:table-cell>
          <table:table-cell office:value-type="float" office:value="93.48" calcext:value-type="float">
            <text:p>93.48</text:p>
          </table:table-cell>
          <table:table-cell office:value-type="float" office:value="94.78" calcext:value-type="float">
            <text:p>94.78</text:p>
          </table:table-cell>
          <table:table-cell office:value-type="float" office:value="105.04" calcext:value-type="float">
            <text:p>105.04</text:p>
          </table:table-cell>
          <table:table-cell office:value-type="float" office:value="99.09" calcext:value-type="float">
            <text:p>99.09</text:p>
          </table:table-cell>
          <table:table-cell office:value-type="float" office:value="96" calcext:value-type="float">
            <text:p>96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" calcext:value-type="float">
            <text:p>105.22</text:p>
          </table:table-cell>
          <table:table-cell office:value-type="float" office:value="98.37" calcext:value-type="float">
            <text:p>98.37</text:p>
          </table:table-cell>
          <table:table-cell office:value-type="float" office:value="98.7" calcext:value-type="float">
            <text:p>98.7</text:p>
          </table:table-cell>
          <table:table-cell office:value-type="float" office:value="96.49" calcext:value-type="float">
            <text:p>96.49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1h</text:p>
          </table:table-cell>
          <table:table-cell table:formula="of:=([.K4]+[.L4]+[.M4]+[.N4]+[.O4])/5" office:value-type="float" office:value="99.576" calcext:value-type="float">
            <text:p>99.58</text:p>
          </table:table-cell>
          <table:table-cell table:formula="of:=STDEV([.K4:.O4])" office:value-type="float" office:value="6.22669494997145" calcext:value-type="float">
            <text:p>6.23</text:p>
          </table:table-cell>
          <table:table-cell table:formula="of:=SUM([.P4:.T4])/5" office:value-type="float" office:value="97.986" calcext:value-type="float">
            <text:p>97.99</text:p>
          </table:table-cell>
          <table:table-cell table:formula="of:=STDEV([.P4:.T4])" office:value-type="float" office:value="3.73539556138303" calcext:value-type="float">
            <text:p>3.74</text:p>
          </table:table-cell>
          <table:table-cell table:formula="of:=([.U4]+[.V4]+[.W4])/3" office:value-type="float" office:value="99.9666666666667" calcext:value-type="float">
            <text:p>99.97</text:p>
          </table:table-cell>
          <table:table-cell table:formula="of:=STDEV([.U4:.Y4])" office:value-type="float" office:value="5.38619995915487" calcext:value-type="float">
            <text:p>5.39</text:p>
          </table:table-cell>
          <table:table-cell table:number-columns-repeated="3"/>
          <table:table-cell office:value-type="float" office:value="102.21" calcext:value-type="float">
            <text:p>102.21</text:p>
          </table:table-cell>
          <table:table-cell office:value-type="float" office:value="92.06" calcext:value-type="float">
            <text:p>92.06</text:p>
          </table:table-cell>
          <table:table-cell office:value-type="float" office:value="100.7" calcext:value-type="float">
            <text:p>100.7</text:p>
          </table:table-cell>
          <table:table-cell office:value-type="float" office:value="95" calcext:value-type="float">
            <text:p>95</text:p>
          </table:table-cell>
          <table:table-cell office:value-type="float" office:value="107.91" calcext:value-type="float">
            <text:p>107.91</text:p>
          </table:table-cell>
          <table:table-cell office:value-type="float" office:value="95.77" calcext:value-type="float">
            <text:p>95.77</text:p>
          </table:table-cell>
          <table:table-cell office:value-type="float" office:value="100.96" calcext:value-type="float">
            <text:p>100.96</text:p>
          </table:table-cell>
          <table:table-cell office:value-type="float" office:value="94.74" calcext:value-type="float">
            <text:p>94.74</text:p>
          </table:table-cell>
          <table:table-cell office:value-type="float" office:value="95.46" calcext:value-type="float">
            <text:p>95.46</text:p>
          </table:table-cell>
          <table:table-cell office:value-type="float" office:value="103" calcext:value-type="float">
            <text:p>103</text:p>
          </table:table-cell>
          <table:table-cell office:value-type="float" office:value="96.03" calcext:value-type="float">
            <text:p>96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99.99" calcext:value-type="float">
            <text:p>99.99</text:p>
          </table:table-cell>
          <table:table-cell office:value-type="float" office:value="89.84" calcext:value-type="float">
            <text:p>89.84</text:p>
          </table:table-cell>
          <table:table-cell office:value-type="float" office:value="100.66" calcext:value-type="float">
            <text:p>100.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h</text:p>
          </table:table-cell>
          <table:table-cell table:formula="of:=([.K5]+[.L5]+[.M5]+[.N5]+[.O5])/5" office:value-type="float" office:value="96.558" calcext:value-type="float">
            <text:p>96.56</text:p>
          </table:table-cell>
          <table:table-cell table:formula="of:=STDEV([.K5:.O5])" office:value-type="float" office:value="7.60160640917431" calcext:value-type="float">
            <text:p>7.60</text:p>
          </table:table-cell>
          <table:table-cell table:formula="of:=SUM([.P5:.T5])/5" office:value-type="float" office:value="101.114" calcext:value-type="float">
            <text:p>101.11</text:p>
          </table:table-cell>
          <table:table-cell table:formula="of:=STDEV([.P5:.T5])" office:value-type="float" office:value="7.51678654745497" calcext:value-type="float">
            <text:p>7.52</text:p>
          </table:table-cell>
          <table:table-cell table:formula="of:=([.U5]+[.V5]+[.W5])/3" office:value-type="float" office:value="99.6766666666667" calcext:value-type="float">
            <text:p>99.68</text:p>
          </table:table-cell>
          <table:table-cell table:formula="of:=STDEV([.U5:.Y5])" office:value-type="float" office:value="2.44409492450682" calcext:value-type="float">
            <text:p>2.44</text:p>
          </table:table-cell>
          <table:table-cell table:number-columns-repeated="3"/>
          <table:table-cell office:value-type="float" office:value="93.76" calcext:value-type="float">
            <text:p>93.76</text:p>
          </table:table-cell>
          <table:table-cell office:value-type="float" office:value="85.6" calcext:value-type="float">
            <text:p>85.6</text:p>
          </table:table-cell>
          <table:table-cell office:value-type="float" office:value="105.75" calcext:value-type="float">
            <text:p>105.75</text:p>
          </table:table-cell>
          <table:table-cell office:value-type="float" office:value="96.8" calcext:value-type="float">
            <text:p>96.8</text:p>
          </table:table-cell>
          <table:table-cell office:value-type="float" office:value="100.88" calcext:value-type="float">
            <text:p>100.88</text:p>
          </table:table-cell>
          <table:table-cell office:value-type="float" office:value="98.7" calcext:value-type="float">
            <text:p>98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94.72" calcext:value-type="float">
            <text:p>94.72</text:p>
          </table:table-cell>
          <table:table-cell office:value-type="float" office:value="95.59" calcext:value-type="float">
            <text:p>95.59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0.46" calcext:value-type="float">
            <text:p>100.46</text:p>
          </table:table-cell>
          <table:table-cell office:value-type="float" office:value="96.8" calcext:value-type="float">
            <text:p>96.8</text:p>
          </table:table-cell>
          <table:table-cell office:value-type="float" office:value="101.77" calcext:value-type="float">
            <text:p>101.77</text:p>
          </table:table-cell>
          <table:table-cell office:value-type="float" office:value="102.52" calcext:value-type="float">
            <text:p>102.52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3h</text:p>
          </table:table-cell>
          <table:table-cell table:formula="of:=([.K6]+[.L6]+[.M6]+[.N6]+[.O6])/5" office:value-type="float" office:value="99.466" calcext:value-type="float">
            <text:p>99.47</text:p>
          </table:table-cell>
          <table:table-cell table:formula="of:=STDEV([.K6:.O6])" office:value-type="float" office:value="1.53214881783722" calcext:value-type="float">
            <text:p>1.53</text:p>
          </table:table-cell>
          <table:table-cell table:formula="of:=SUM([.P6:.T6])/5" office:value-type="float" office:value="103.214" calcext:value-type="float">
            <text:p>103.21</text:p>
          </table:table-cell>
          <table:table-cell table:formula="of:=STDEV([.P6:.T6])" office:value-type="float" office:value="5.16872614867532" calcext:value-type="float">
            <text:p>5.17</text:p>
          </table:table-cell>
          <table:table-cell table:formula="of:=([.U6]+[.V6]+[.W6])/3" office:value-type="float" office:value="105.363333333333" calcext:value-type="float">
            <text:p>105.36</text:p>
          </table:table-cell>
          <table:table-cell table:formula="of:=STDEV([.U6:.Y6])" office:value-type="float" office:value="3.23068413807354" calcext:value-type="float">
            <text:p>3.23</text:p>
          </table:table-cell>
          <table:table-cell table:number-columns-repeated="3"/>
          <table:table-cell office:value-type="float" office:value="100.6" calcext:value-type="float">
            <text:p>100.6</text:p>
          </table:table-cell>
          <table:table-cell office:value-type="float" office:value="100.62" calcext:value-type="float">
            <text:p>100.62</text:p>
          </table:table-cell>
          <table:table-cell office:value-type="float" office:value="98.66" calcext:value-type="float">
            <text:p>98.66</text:p>
          </table:table-cell>
          <table:table-cell office:value-type="float" office:value="97.14" calcext:value-type="float">
            <text:p>97.14</text:p>
          </table:table-cell>
          <table:table-cell office:value-type="float" office:value="100.31" calcext:value-type="float">
            <text:p>100.31</text:p>
          </table:table-cell>
          <table:table-cell office:value-type="float" office:value="99.33" calcext:value-type="float">
            <text:p>99.33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7.97" calcext:value-type="float">
            <text:p>107.97</text:p>
          </table:table-cell>
          <table:table-cell office:value-type="float" office:value="96.19" calcext:value-type="float">
            <text:p>96.19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7.57" calcext:value-type="float">
            <text:p>107.57</text:p>
          </table:table-cell>
          <table:table-cell office:value-type="float" office:value="99.65" calcext:value-type="float">
            <text:p>99.65</text:p>
          </table:table-cell>
          <table:table-cell office:value-type="float" office:value="100.6" calcext:value-type="float">
            <text:p>100.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4h</text:p>
          </table:table-cell>
          <table:table-cell table:formula="of:=([.K7]+[.L7]+[.M7]+[.N7]+[.O7])/5" office:value-type="float" office:value="120.374" calcext:value-type="float">
            <text:p>120.37</text:p>
          </table:table-cell>
          <table:table-cell table:formula="of:=STDEV([.K7:.O7])" office:value-type="float" office:value="3.54763724188367" calcext:value-type="float">
            <text:p>3.55</text:p>
          </table:table-cell>
          <table:table-cell table:formula="of:=SUM([.P7:.T7])/5" office:value-type="float" office:value="119.774" calcext:value-type="float">
            <text:p>119.77</text:p>
          </table:table-cell>
          <table:table-cell table:formula="of:=STDEV([.P7:.T7])" office:value-type="float" office:value="2.65662003304951" calcext:value-type="float">
            <text:p>2.66</text:p>
          </table:table-cell>
          <table:table-cell table:formula="of:=([.U7]+[.V7]+[.W7])/3" office:value-type="float" office:value="120.356666666667" calcext:value-type="float">
            <text:p>120.36</text:p>
          </table:table-cell>
          <table:table-cell table:formula="of:=STDEV([.U7:.Y7])" office:value-type="float" office:value="2.61593577902822" calcext:value-type="float">
            <text:p>2.62</text:p>
          </table:table-cell>
          <table:table-cell table:number-columns-repeated="3"/>
          <table:table-cell office:value-type="float" office:value="116.67" calcext:value-type="float">
            <text:p>116.67</text:p>
          </table:table-cell>
          <table:table-cell office:value-type="float" office:value="116.56" calcext:value-type="float">
            <text:p>116.56</text:p>
          </table:table-cell>
          <table:table-cell office:value-type="float" office:value="122.01" calcext:value-type="float">
            <text:p>122.01</text:p>
          </table:table-cell>
          <table:table-cell office:value-type="float" office:value="122.29" calcext:value-type="float">
            <text:p>122.29</text:p>
          </table:table-cell>
          <table:table-cell office:value-type="float" office:value="124.34" calcext:value-type="float">
            <text:p>124.34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8.18" calcext:value-type="float">
            <text:p>118.18</text:p>
          </table:table-cell>
          <table:table-cell office:value-type="float" office:value="121.81" calcext:value-type="float">
            <text:p>121.81</text:p>
          </table:table-cell>
          <table:table-cell office:value-type="float" office:value="122.97" calcext:value-type="float">
            <text:p>122.97</text:p>
          </table:table-cell>
          <table:table-cell office:value-type="float" office:value="120.39" calcext:value-type="float">
            <text:p>120.3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7.11" calcext:value-type="float">
            <text:p>117.11</text:p>
          </table:table-cell>
          <table:table-cell office:value-type="float" office:value="117.83" calcext:value-type="float">
            <text:p>117.83</text:p>
          </table:table-cell>
          <table:table-cell office:value-type="float" office:value="121.19" calcext:value-type="float">
            <text:p>121.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5h</text:p>
          </table:table-cell>
          <table:table-cell table:formula="of:=([.K8]+[.L8]+[.M8]+[.N8]+[.O8])/5" office:value-type="float" office:value="129.532" calcext:value-type="float">
            <text:p>129.53</text:p>
          </table:table-cell>
          <table:table-cell table:formula="of:=STDEV([.K8:.O8])" office:value-type="float" office:value="2.31731957226448" calcext:value-type="float">
            <text:p>2.32</text:p>
          </table:table-cell>
          <table:table-cell table:formula="of:=SUM([.P8:.T8])/5" office:value-type="float" office:value="127.53" calcext:value-type="float">
            <text:p>127.53</text:p>
          </table:table-cell>
          <table:table-cell table:formula="of:=STDEV([.P8:.T8])" office:value-type="float" office:value="1.83707648180472" calcext:value-type="float">
            <text:p>1.84</text:p>
          </table:table-cell>
          <table:table-cell table:formula="of:=([.U8]+[.V8]+[.W8])/3" office:value-type="float" office:value="126.726666666667" calcext:value-type="float">
            <text:p>126.73</text:p>
          </table:table-cell>
          <table:table-cell table:formula="of:=STDEV([.U8:.Y8])" office:value-type="float" office:value="1.48644878821977" calcext:value-type="float">
            <text:p>1.49</text:p>
          </table:table-cell>
          <table:table-cell table:number-columns-repeated="3"/>
          <table:table-cell office:value-type="float" office:value="131.14" calcext:value-type="float">
            <text:p>131.14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29.1" calcext:value-type="float">
            <text:p>129.1</text:p>
          </table:table-cell>
          <table:table-cell office:value-type="float" office:value="126.02" calcext:value-type="float">
            <text:p>126.02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5.24" calcext:value-type="float">
            <text:p>125.24</text:p>
          </table:table-cell>
          <table:table-cell office:value-type="float" office:value="128.65" calcext:value-type="float">
            <text:p>128.65</text:p>
          </table:table-cell>
          <table:table-cell office:value-type="float" office:value="126.1" calcext:value-type="float">
            <text:p>126.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6h</text:p>
          </table:table-cell>
          <table:table-cell table:formula="of:=([.K9]+[.L9]+[.M9]+[.N9]+[.O9])/5" office:value-type="float" office:value="126.864" calcext:value-type="float">
            <text:p>126.86</text:p>
          </table:table-cell>
          <table:table-cell table:formula="of:=STDEV([.K9:.O9])" office:value-type="float" office:value="1.27631500813867" calcext:value-type="float">
            <text:p>1.28</text:p>
          </table:table-cell>
          <table:table-cell table:formula="of:=SUM([.P9:.T9])/5" office:value-type="float" office:value="127.56" calcext:value-type="float">
            <text:p>127.56</text:p>
          </table:table-cell>
          <table:table-cell table:formula="of:=STDEV([.P9:.T9])" office:value-type="float" office:value="1.49402141885584" calcext:value-type="float">
            <text:p>1.49</text:p>
          </table:table-cell>
          <table:table-cell table:formula="of:=([.U9]+[.V9]+[.W9])/3" office:value-type="float" office:value="127.166666666667" calcext:value-type="float">
            <text:p>127.17</text:p>
          </table:table-cell>
          <table:table-cell table:formula="of:=STDEV([.U9:.Y9])" office:value-type="float" office:value="2.05566777471458" calcext:value-type="float">
            <text:p>2.06</text:p>
          </table:table-cell>
          <table:table-cell table:number-columns-repeated="3"/>
          <table:table-cell office:value-type="float" office:value="128.87" calcext:value-type="float">
            <text:p>128.87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5.39" calcext:value-type="float">
            <text:p>125.39</text:p>
          </table:table-cell>
          <table:table-cell office:value-type="float" office:value="126.85" calcext:value-type="float">
            <text:p>126.8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6.68" calcext:value-type="float">
            <text:p>126.68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6.91" calcext:value-type="float">
            <text:p>126.91</text:p>
          </table:table-cell>
          <table:table-cell office:value-type="float" office:value="128.67" calcext:value-type="float">
            <text:p>128.67</text:p>
          </table:table-cell>
          <table:table-cell office:value-type="float" office:value="125.62" calcext:value-type="float">
            <text:p>125.62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7h</text:p>
          </table:table-cell>
          <table:table-cell table:formula="of:=([.K10]+[.L10]+[.M10]+[.N10]+[.O10])/5" office:value-type="float" office:value="209.828" calcext:value-type="float">
            <text:p>209.83</text:p>
          </table:table-cell>
          <table:table-cell table:formula="of:=STDEV([.K10:.O10])" office:value-type="float" office:value="17.0285897830678" calcext:value-type="float">
            <text:p>17.03</text:p>
          </table:table-cell>
          <table:table-cell table:formula="of:=SUM([.P10:.T10])/5" office:value-type="float" office:value="202.944" calcext:value-type="float">
            <text:p>202.94</text:p>
          </table:table-cell>
          <table:table-cell table:formula="of:=STDEV([.P10:.T10])" office:value-type="float" office:value="13.2386075551774" calcext:value-type="float">
            <text:p>13.24</text:p>
          </table:table-cell>
          <table:table-cell table:formula="of:=([.U10]+[.V10]+[.W10])/3" office:value-type="float" office:value="209.313333333333" calcext:value-type="float">
            <text:p>209.31</text:p>
          </table:table-cell>
          <table:table-cell table:formula="of:=STDEV([.U10:.Y10])" office:value-type="float" office:value="11.4667955419114" calcext:value-type="float">
            <text:p>11.47</text:p>
          </table:table-cell>
          <table:table-cell table:number-columns-repeated="3"/>
          <table:table-cell office:value-type="float" office:value="220.03" calcext:value-type="float">
            <text:p>220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08.58" calcext:value-type="float">
            <text:p>208.58</text:p>
          </table:table-cell>
          <table:table-cell office:value-type="float" office:value="182.88" calcext:value-type="float">
            <text:p>182.88</text:p>
          </table:table-cell>
          <table:table-cell office:value-type="float" office:value="209.71" calcext:value-type="float">
            <text:p>209.71</text:p>
          </table:table-cell>
          <table:table-cell office:value-type="float" office:value="212.75" calcext:value-type="float">
            <text:p>212.7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06.72" calcext:value-type="float">
            <text:p>206.72</text:p>
          </table:table-cell>
          <table:table-cell office:value-type="float" office:value="212.14" calcext:value-type="float">
            <text:p>212.14</text:p>
          </table:table-cell>
          <table:table-cell office:value-type="float" office:value="202.66" calcext:value-type="float">
            <text:p>202.66</text:p>
          </table:table-cell>
          <table:table-cell office:value-type="float" office:value="205.3" calcext:value-type="float">
            <text:p>205.3</text:p>
          </table:table-cell>
          <table:table-cell office:value-type="float" office:value="223.65" calcext:value-type="float">
            <text:p>223.65</text:p>
          </table:table-cell>
          <table:table-cell office:value-type="float" office:value="198.99" calcext:value-type="float">
            <text:p>198.99</text:p>
          </table:table-cell>
          <table:table-cell office:value-type="float" office:value="193.67" calcext:value-type="float">
            <text:p>193.67</text:p>
          </table:table-cell>
          <table:table-cell office:value-type="float" office:value="201.19" calcext:value-type="float">
            <text:p>201.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8h</text:p>
          </table:table-cell>
          <table:table-cell table:formula="of:=([.K11]+[.L11]+[.M11]+[.N11]+[.O11])/5" office:value-type="float" office:value="349.558" calcext:value-type="float">
            <text:p>349.56</text:p>
          </table:table-cell>
          <table:table-cell table:formula="of:=STDEV([.K11:.O11])" office:value-type="float" office:value="34.3060879436872" calcext:value-type="float">
            <text:p>34.31</text:p>
          </table:table-cell>
          <table:table-cell table:formula="of:=SUM([.P11:.T11])/5" office:value-type="float" office:value="309.342" calcext:value-type="float">
            <text:p>309.34</text:p>
          </table:table-cell>
          <table:table-cell table:formula="of:=STDEV([.P11:.T11])" office:value-type="float" office:value="20.2334196318862" calcext:value-type="float">
            <text:p>20.23</text:p>
          </table:table-cell>
          <table:table-cell table:formula="of:=([.U11]+[.V11]+[.W11])/3" office:value-type="float" office:value="310.256666666667" calcext:value-type="float">
            <text:p>310.26</text:p>
          </table:table-cell>
          <table:table-cell table:formula="of:=STDEV([.U11:.Y11])" office:value-type="float" office:value="15.1928855060518" calcext:value-type="float">
            <text:p>15.19</text:p>
          </table:table-cell>
          <table:table-cell table:number-columns-repeated="3"/>
          <table:table-cell office:value-type="float" office:value="355.12" calcext:value-type="float">
            <text:p>355.12</text:p>
          </table:table-cell>
          <table:table-cell office:value-type="float" office:value="400.99" calcext:value-type="float">
            <text:p>400.99</text:p>
          </table:table-cell>
          <table:table-cell office:value-type="float" office:value="353.36" calcext:value-type="float">
            <text:p>353.36</text:p>
          </table:table-cell>
          <table:table-cell office:value-type="float" office:value="309.97" calcext:value-type="float">
            <text:p>309.97</text:p>
          </table:table-cell>
          <table:table-cell office:value-type="float" office:value="328.35" calcext:value-type="float">
            <text:p>328.35</text:p>
          </table:table-cell>
          <table:table-cell office:value-type="float" office:value="332.87" calcext:value-type="float">
            <text:p>332.87</text:p>
          </table:table-cell>
          <table:table-cell office:value-type="float" office:value="277.17" calcext:value-type="float">
            <text:p>277.17</text:p>
          </table:table-cell>
          <table:table-cell office:value-type="float" office:value="314.14" calcext:value-type="float">
            <text:p>314.14</text:p>
          </table:table-cell>
          <table:table-cell office:value-type="float" office:value="308.22" calcext:value-type="float">
            <text:p>308.22</text:p>
          </table:table-cell>
          <table:table-cell office:value-type="float" office:value="314.31" calcext:value-type="float">
            <text:p>314.31</text:p>
          </table:table-cell>
          <table:table-cell office:value-type="float" office:value="294.03" calcext:value-type="float">
            <text:p>294.03</text:p>
          </table:table-cell>
          <table:table-cell office:value-type="float" office:value="331.59" calcext:value-type="float">
            <text:p>331.59</text:p>
          </table:table-cell>
          <table:table-cell office:value-type="float" office:value="305.15" calcext:value-type="float">
            <text:p>305.15</text:p>
          </table:table-cell>
          <table:table-cell office:value-type="float" office:value="294.82" calcext:value-type="float">
            <text:p>294.82</text:p>
          </table:table-cell>
          <table:table-cell office:value-type="float" office:value="306.72" calcext:value-type="float">
            <text:p>306.7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9h</text:p>
          </table:table-cell>
          <table:table-cell table:formula="of:=([.K12]+[.L12]+[.M12]+[.N12]+[.O12])/5" office:value-type="float" office:value="359.938" calcext:value-type="float">
            <text:p>359.94</text:p>
          </table:table-cell>
          <table:table-cell table:formula="of:=STDEV([.K12:.O12])" office:value-type="float" office:value="84.1766982008679" calcext:value-type="float">
            <text:p>84.18</text:p>
          </table:table-cell>
          <table:table-cell table:formula="of:=SUM([.P12:.T12])/5" office:value-type="float" office:value="262.284" calcext:value-type="float">
            <text:p>262.28</text:p>
          </table:table-cell>
          <table:table-cell table:formula="of:=STDEV([.P12:.T12])" office:value-type="float" office:value="39.8689444304712" calcext:value-type="float">
            <text:p>39.87</text:p>
          </table:table-cell>
          <table:table-cell table:formula="of:=([.U12]+[.V12]+[.W12])/3" office:value-type="float" office:value="771.246666666667" calcext:value-type="float">
            <text:p>771.25</text:p>
          </table:table-cell>
          <table:table-cell table:formula="of:=STDEV([.U12:.Y12])" office:value-type="float" office:value="400.897995841835" calcext:value-type="float">
            <text:p>400.90</text:p>
          </table:table-cell>
          <table:table-cell table:number-columns-repeated="3"/>
          <table:table-cell office:value-type="float" office:value="382.78" calcext:value-type="float">
            <text:p>382.78</text:p>
          </table:table-cell>
          <table:table-cell office:value-type="float" office:value="366.12" calcext:value-type="float">
            <text:p>366.12</text:p>
          </table:table-cell>
          <table:table-cell office:value-type="float" office:value="296.66" calcext:value-type="float">
            <text:p>296.66</text:p>
          </table:table-cell>
          <table:table-cell office:value-type="float" office:value="269.38" calcext:value-type="float">
            <text:p>269.38</text:p>
          </table:table-cell>
          <table:table-cell office:value-type="float" office:value="484.75" calcext:value-type="float">
            <text:p>484.75</text:p>
          </table:table-cell>
          <table:table-cell office:value-type="float" office:value="325.04" calcext:value-type="float">
            <text:p>325.04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4.88" calcext:value-type="float">
            <text:p>214.88</text:p>
          </table:table-cell>
          <table:table-cell office:value-type="float" office:value="264.91" calcext:value-type="float">
            <text:p>264.91</text:p>
          </table:table-cell>
          <table:table-cell office:value-type="float" office:value="278.11" calcext:value-type="float">
            <text:p>278.1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012.92" calcext:value-type="float">
            <text:p>1012.92</text:p>
          </table:table-cell>
          <table:table-cell office:value-type="float" office:value="307.41" calcext:value-type="float">
            <text:p>307.41</text:p>
          </table:table-cell>
          <table:table-cell office:value-type="float" office:value="273.36" calcext:value-type="float">
            <text:p>273.3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10h</text:p>
          </table:table-cell>
          <table:table-cell table:formula="of:=([.K13]+[.L13]+[.M13]+[.N13]+[.O13])/5" office:value-type="float" office:value="127.172" calcext:value-type="float">
            <text:p>127.17</text:p>
          </table:table-cell>
          <table:table-cell table:formula="of:=STDEV([.K13:.O13])" office:value-type="float" office:value="8.13333080601054" calcext:value-type="float">
            <text:p>8.13</text:p>
          </table:table-cell>
          <table:table-cell table:formula="of:=SUM([.P13:.T13])/5" office:value-type="float" office:value="122.744" calcext:value-type="float">
            <text:p>122.74</text:p>
          </table:table-cell>
          <table:table-cell table:formula="of:=STDEV([.P13:.T13])" office:value-type="float" office:value="0.674188400968157" calcext:value-type="float">
            <text:p>0.67</text:p>
          </table:table-cell>
          <table:table-cell table:formula="of:=([.U13]+[.V13]+[.W13])/3" office:value-type="float" office:value="422.373333333333" calcext:value-type="float">
            <text:p>422.37</text:p>
          </table:table-cell>
          <table:table-cell table:formula="of:=STDEV([.U13:.Y13])" office:value-type="float" office:value="250.929225320607" calcext:value-type="float">
            <text:p>250.93</text:p>
          </table:table-cell>
          <table:table-cell table:number-columns-repeated="3"/>
          <table:table-cell office:value-type="float" office:value="122.53" calcext:value-type="float">
            <text:p>122.5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5.46" calcext:value-type="float">
            <text:p>125.46</text:p>
          </table:table-cell>
          <table:table-cell office:value-type="float" office:value="141.58" calcext:value-type="float">
            <text:p>141.58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3.1" calcext:value-type="float">
            <text:p>123.1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1.64" calcext:value-type="float">
            <text:p>121.64</text:p>
          </table:table-cell>
          <table:table-cell office:value-type="float" office:value="123.69" calcext:value-type="float">
            <text:p>123.69</text:p>
          </table:table-cell>
          <table:table-cell office:value-type="float" office:value="637.11" calcext:value-type="float">
            <text:p>637.11</text:p>
          </table:table-cell>
          <table:table-cell office:value-type="float" office:value="506.32" calcext:value-type="float">
            <text:p>506.3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20.85" calcext:value-type="float">
            <text:p>120.8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1h</text:p>
          </table:table-cell>
          <table:table-cell table:formula="of:=([.K14]+[.L14]+[.M14]+[.N14]+[.O14])/5" office:value-type="float" office:value="117.632" calcext:value-type="float">
            <text:p>117.63</text:p>
          </table:table-cell>
          <table:table-cell table:formula="of:=STDEV([.K14:.O14])" office:value-type="float" office:value="1.36483332315708" calcext:value-type="float">
            <text:p>1.36</text:p>
          </table:table-cell>
          <table:table-cell table:formula="of:=SUM([.P14:.T14])/5" office:value-type="float" office:value="119.618" calcext:value-type="float">
            <text:p>119.62</text:p>
          </table:table-cell>
          <table:table-cell table:formula="of:=STDEV([.P14:.T14])" office:value-type="float" office:value="0.454059467470948" calcext:value-type="float">
            <text:p>0.45</text:p>
          </table:table-cell>
          <table:table-cell table:formula="of:=([.U14]+[.V14]+[.W14])/3" office:value-type="float" office:value="119.806666666667" calcext:value-type="float">
            <text:p>119.81</text:p>
          </table:table-cell>
          <table:table-cell table:formula="of:=STDEV([.U14:.Y14])" office:value-type="float" office:value="1.54568754928025" calcext:value-type="float">
            <text:p>1.55</text:p>
          </table:table-cell>
          <table:table-cell table:number-columns-repeated="3"/>
          <table:table-cell office:value-type="float" office:value="118.74" calcext:value-type="float">
            <text:p>118.74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6.19" calcext:value-type="float">
            <text:p>116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20.28" calcext:value-type="float">
            <text:p>120.28</text:p>
          </table:table-cell>
          <table:table-cell office:value-type="float" office:value="119.83" calcext:value-type="float">
            <text:p>119.83</text:p>
          </table:table-cell>
          <table:table-cell office:value-type="float" office:value="119.37" calcext:value-type="float">
            <text:p>119.37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9.01" calcext:value-type="float">
            <text:p>119.01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2.06" calcext:value-type="float">
            <text:p>122.0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2h</text:p>
          </table:table-cell>
          <table:table-cell table:formula="of:=([.K15]+[.L15]+[.M15]+[.N15]+[.O15])/5" office:value-type="float" office:value="119.502" calcext:value-type="float">
            <text:p>119.50</text:p>
          </table:table-cell>
          <table:table-cell table:formula="of:=STDEV([.K15:.O15])" office:value-type="float" office:value="1.3096449900641" calcext:value-type="float">
            <text:p>1.31</text:p>
          </table:table-cell>
          <table:table-cell table:formula="of:=SUM([.P15:.T15])/5" office:value-type="float" office:value="120.884" calcext:value-type="float">
            <text:p>120.88</text:p>
          </table:table-cell>
          <table:table-cell table:formula="of:=STDEV([.P15:.T15])" office:value-type="float" office:value="1.13045566034232" calcext:value-type="float">
            <text:p>1.13</text:p>
          </table:table-cell>
          <table:table-cell table:formula="of:=([.U15]+[.V15]+[.W15])/3" office:value-type="float" office:value="120.44" calcext:value-type="float">
            <text:p>120.44</text:p>
          </table:table-cell>
          <table:table-cell table:formula="of:=STDEV([.U15:.Y15])" office:value-type="float" office:value="1.28432083219108" calcext:value-type="float">
            <text:p>1.28</text:p>
          </table:table-cell>
          <table:table-cell table:number-columns-repeated="3"/>
          <table:table-cell office:value-type="float" office:value="117.41" calcext:value-type="float">
            <text:p>117.41</text:p>
          </table:table-cell>
          <table:table-cell office:value-type="float" office:value="120.27" calcext:value-type="float">
            <text:p>120.2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0.28" calcext:value-type="float">
            <text:p>120.28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06" calcext:value-type="float">
            <text:p>121.06</text:p>
          </table:table-cell>
          <table:table-cell office:value-type="float" office:value="122.46" calcext:value-type="float">
            <text:p>122.46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" calcext:value-type="float">
            <text:p>119</text:p>
          </table:table-cell>
          <table:table-cell office:value-type="float" office:value="121.1" calcext:value-type="float">
            <text:p>121.1</text:p>
          </table:table-cell>
          <table:table-cell office:value-type="float" office:value="121.89" calcext:value-type="float">
            <text:p>121.89</text:p>
          </table:table-cell>
          <table:table-cell office:value-type="float" office:value="119.26" calcext:value-type="float">
            <text:p>119.2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13h</text:p>
          </table:table-cell>
          <table:table-cell table:formula="of:=([.K16]+[.L16]+[.M16]+[.N16]+[.O16])/5" office:value-type="float" office:value="118.828" calcext:value-type="float">
            <text:p>118.83</text:p>
          </table:table-cell>
          <table:table-cell table:formula="of:=STDEV([.K16:.O16])" office:value-type="float" office:value="0.970602905414977" calcext:value-type="float">
            <text:p>0.97</text:p>
          </table:table-cell>
          <table:table-cell table:formula="of:=SUM([.P16:.T16])/5" office:value-type="float" office:value="117.86" calcext:value-type="float">
            <text:p>117.86</text:p>
          </table:table-cell>
          <table:table-cell table:formula="of:=STDEV([.P16:.T16])" office:value-type="float" office:value="0.939760607814563" calcext:value-type="float">
            <text:p>0.94</text:p>
          </table:table-cell>
          <table:table-cell table:formula="of:=([.U16]+[.V16]+[.W16])/3" office:value-type="float" office:value="117.146666666667" calcext:value-type="float">
            <text:p>117.15</text:p>
          </table:table-cell>
          <table:table-cell table:formula="of:=STDEV([.U16:.Y16])" office:value-type="float" office:value="0.709387059368864" calcext:value-type="float">
            <text:p>0.71</text:p>
          </table:table-cell>
          <table:table-cell table:number-columns-repeated="3"/>
          <table:table-cell office:value-type="float" office:value="119.28" calcext:value-type="float">
            <text:p>119.28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7.4" calcext:value-type="float">
            <text:p>117.4</text:p>
          </table:table-cell>
          <table:table-cell office:value-type="float" office:value="118.68" calcext:value-type="float">
            <text:p>118.68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83" calcext:value-type="float">
            <text:p>117.83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6.96" calcext:value-type="float">
            <text:p>116.96</text:p>
          </table:table-cell>
          <table:table-cell office:value-type="float" office:value="118.36" calcext:value-type="float">
            <text:p>118.36</text:p>
          </table:table-cell>
          <table:table-cell office:value-type="float" office:value="118.47" calcext:value-type="float">
            <text:p>118.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4h</text:p>
          </table:table-cell>
          <table:table-cell table:formula="of:=([.K17]+[.L17]+[.M17]+[.N17]+[.O17])/5" office:value-type="float" office:value="121.878" calcext:value-type="float">
            <text:p>121.88</text:p>
          </table:table-cell>
          <table:table-cell table:formula="of:=STDEV([.K17:.O17])" office:value-type="float" office:value="1.20942961762973" calcext:value-type="float">
            <text:p>1.21</text:p>
          </table:table-cell>
          <table:table-cell table:formula="of:=SUM([.P17:.T17])/5" office:value-type="float" office:value="120.922" calcext:value-type="float">
            <text:p>120.92</text:p>
          </table:table-cell>
          <table:table-cell table:formula="of:=STDEV([.P17:.T17])" office:value-type="float" office:value="1.13338872413661" calcext:value-type="float">
            <text:p>1.13</text:p>
          </table:table-cell>
          <table:table-cell table:formula="of:=([.U17]+[.V17]+[.W17])/3" office:value-type="float" office:value="120.713333333333" calcext:value-type="float">
            <text:p>120.71</text:p>
          </table:table-cell>
          <table:table-cell table:formula="of:=STDEV([.U17:.Y17])" office:value-type="float" office:value="1.76681917580719" calcext:value-type="float">
            <text:p>1.77</text:p>
          </table:table-cell>
          <table:table-cell table:number-columns-repeated="3"/>
          <table:table-cell office:value-type="float" office:value="121.85" calcext:value-type="float">
            <text:p>121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2.8" calcext:value-type="float">
            <text:p>122.8</text:p>
          </table:table-cell>
          <table:table-cell office:value-type="float" office:value="122.76" calcext:value-type="float">
            <text:p>122.76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1.16" calcext:value-type="float">
            <text:p>121.16</text:p>
          </table:table-cell>
          <table:table-cell office:value-type="float" office:value="121.82" calcext:value-type="float">
            <text:p>121.82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2.42" calcext:value-type="float">
            <text:p>122.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5h</text:p>
          </table:table-cell>
          <table:table-cell table:formula="of:=([.K18]+[.L18]+[.M18]+[.N18]+[.O18])/5" office:value-type="float" office:value="126.144" calcext:value-type="float">
            <text:p>126.14</text:p>
          </table:table-cell>
          <table:table-cell table:formula="of:=STDEV([.K18:.O18])" office:value-type="float" office:value="0.870304544398113" calcext:value-type="float">
            <text:p>0.87</text:p>
          </table:table-cell>
          <table:table-cell table:formula="of:=SUM([.P18:.T18])/5" office:value-type="float" office:value="126.612" calcext:value-type="float">
            <text:p>126.61</text:p>
          </table:table-cell>
          <table:table-cell table:formula="of:=STDEV([.P18:.T18])" office:value-type="float" office:value="0.836821366840019" calcext:value-type="float">
            <text:p>0.84</text:p>
          </table:table-cell>
          <table:table-cell table:formula="of:=([.U18]+[.V18]+[.W18])/3" office:value-type="float" office:value="125.023333333333" calcext:value-type="float">
            <text:p>125.02</text:p>
          </table:table-cell>
          <table:table-cell table:formula="of:=STDEV([.U18:.Y18])" office:value-type="float" office:value="1.85716719764269" calcext:value-type="float">
            <text:p>1.86</text:p>
          </table:table-cell>
          <table:table-cell table:number-columns-repeated="3"/>
          <table:table-cell office:value-type="float" office:value="127.37" calcext:value-type="float">
            <text:p>127.37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6.01" calcext:value-type="float">
            <text:p>126.01</text:p>
          </table:table-cell>
          <table:table-cell office:value-type="float" office:value="126.64" calcext:value-type="float">
            <text:p>126.64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5.66" calcext:value-type="float">
            <text:p>125.6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27.74" calcext:value-type="float">
            <text:p>127.74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4.36" calcext:value-type="float">
            <text:p>124.36</text:p>
          </table:table-cell>
          <table:table-cell office:value-type="float" office:value="128.29" calcext:value-type="float">
            <text:p>128.29</text:p>
          </table:table-cell>
          <table:table-cell office:value-type="float" office:value="126.9" calcext:value-type="float">
            <text:p>126.9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16h</text:p>
          </table:table-cell>
          <table:table-cell table:formula="of:=([.K19]+[.L19]+[.M19]+[.N19]+[.O19])/5" office:value-type="float" office:value="173.368" calcext:value-type="float">
            <text:p>173.37</text:p>
          </table:table-cell>
          <table:table-cell table:formula="of:=STDEV([.K19:.O19])" office:value-type="float" office:value="11.0663575760049" calcext:value-type="float">
            <text:p>11.07</text:p>
          </table:table-cell>
          <table:table-cell table:formula="of:=SUM([.P19:.T19])/5" office:value-type="float" office:value="167.344" calcext:value-type="float">
            <text:p>167.34</text:p>
          </table:table-cell>
          <table:table-cell table:formula="of:=STDEV([.P19:.T19])" office:value-type="float" office:value="17.7044127267752" calcext:value-type="float">
            <text:p>17.70</text:p>
          </table:table-cell>
          <table:table-cell table:formula="of:=([.U19]+[.V19]+[.W19])/3" office:value-type="float" office:value="170.85" calcext:value-type="float">
            <text:p>170.85</text:p>
          </table:table-cell>
          <table:table-cell table:formula="of:=STDEV([.U19:.Y19])" office:value-type="float" office:value="21.6933888546718" calcext:value-type="float">
            <text:p>21.69</text:p>
          </table:table-cell>
          <table:table-cell table:number-columns-repeated="3"/>
          <table:table-cell office:value-type="float" office:value="182.11" calcext:value-type="float">
            <text:p>182.11</text:p>
          </table:table-cell>
          <table:table-cell office:value-type="float" office:value="157.1" calcext:value-type="float">
            <text:p>157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178.68" calcext:value-type="float">
            <text:p>178.68</text:p>
          </table:table-cell>
          <table:table-cell office:value-type="float" office:value="166.79" calcext:value-type="float">
            <text:p>166.79</text:p>
          </table:table-cell>
          <table:table-cell office:value-type="float" office:value="185.41" calcext:value-type="float">
            <text:p>185.41</text:p>
          </table:table-cell>
          <table:table-cell office:value-type="float" office:value="151.4" calcext:value-type="float">
            <text:p>151.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85.32" calcext:value-type="float">
            <text:p>185.32</text:p>
          </table:table-cell>
          <table:table-cell office:value-type="float" office:value="165.9" calcext:value-type="float">
            <text:p>165.9</text:p>
          </table:table-cell>
          <table:table-cell office:value-type="float" office:value="163.67" calcext:value-type="float">
            <text:p>163.6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7.53" calcext:value-type="float">
            <text:p>197.53</text:p>
          </table:table-cell>
          <table:table-cell office:value-type="float" office:value="160.32" calcext:value-type="float">
            <text:p>160.32</text:p>
          </table:table-cell>
          <table:table-cell office:value-type="float" office:value="139.59" calcext:value-type="float">
            <text:p>139.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7h</text:p>
          </table:table-cell>
          <table:table-cell table:formula="of:=([.K20]+[.L20]+[.M20]+[.N20]+[.O20])/5" office:value-type="float" office:value="216.06" calcext:value-type="float">
            <text:p>216.06</text:p>
          </table:table-cell>
          <table:table-cell table:formula="of:=STDEV([.K20:.O20])" office:value-type="float" office:value="14.2684389475513" calcext:value-type="float">
            <text:p>14.27</text:p>
          </table:table-cell>
          <table:table-cell table:formula="of:=SUM([.P20:.T20])/5" office:value-type="float" office:value="207.538" calcext:value-type="float">
            <text:p>207.54</text:p>
          </table:table-cell>
          <table:table-cell table:formula="of:=STDEV([.P20:.T20])" office:value-type="float" office:value="26.7596098626269" calcext:value-type="float">
            <text:p>26.76</text:p>
          </table:table-cell>
          <table:table-cell table:formula="of:=([.U20]+[.V20]+[.W20])/3" office:value-type="float" office:value="209.173333333333" calcext:value-type="float">
            <text:p>209.17</text:p>
          </table:table-cell>
          <table:table-cell table:formula="of:=STDEV([.U20:.Y20])" office:value-type="float" office:value="47.7046493541248" calcext:value-type="float">
            <text:p>47.70</text:p>
          </table:table-cell>
          <table:table-cell table:number-columns-repeated="3"/>
          <table:table-cell office:value-type="float" office:value="226.31" calcext:value-type="float">
            <text:p>226.3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00.32" calcext:value-type="float">
            <text:p>200.32</text:p>
          </table:table-cell>
          <table:table-cell office:value-type="float" office:value="215" calcext:value-type="float">
            <text:p>21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97.88" calcext:value-type="float">
            <text:p>197.88</text:p>
          </table:table-cell>
          <table:table-cell office:value-type="float" office:value="225.1" calcext:value-type="float">
            <text:p>225.1</text:p>
          </table:table-cell>
          <table:table-cell office:value-type="float" office:value="233.67" calcext:value-type="float">
            <text:p>233.67</text:p>
          </table:table-cell>
          <table:table-cell office:value-type="float" office:value="196.27" calcext:value-type="float">
            <text:p>196.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5.93" calcext:value-type="float">
            <text:p>275.93</text:p>
          </table:table-cell>
          <table:table-cell office:value-type="float" office:value="223.15" calcext:value-type="float">
            <text:p>223.15</text:p>
          </table:table-cell>
          <table:table-cell office:value-type="float" office:value="170.34" calcext:value-type="float">
            <text:p>170.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18h</text:p>
          </table:table-cell>
          <table:table-cell table:formula="of:=([.K21]+[.L21]+[.M21]+[.N21]+[.O21])/5" office:value-type="float" office:value="197.684" calcext:value-type="float">
            <text:p>197.68</text:p>
          </table:table-cell>
          <table:table-cell table:formula="of:=STDEV([.K21:.O21])" office:value-type="float" office:value="37.3480391720904" calcext:value-type="float">
            <text:p>37.35</text:p>
          </table:table-cell>
          <table:table-cell table:formula="of:=SUM([.P21:.T21])/5" office:value-type="float" office:value="213.122" calcext:value-type="float">
            <text:p>213.12</text:p>
          </table:table-cell>
          <table:table-cell table:formula="of:=STDEV([.P21:.T21])" office:value-type="float" office:value="42.3920224806508" calcext:value-type="float">
            <text:p>42.39</text:p>
          </table:table-cell>
          <table:table-cell table:formula="of:=([.U21]+[.V21]+[.W21])/3" office:value-type="float" office:value="224.936666666667" calcext:value-type="float">
            <text:p>224.94</text:p>
          </table:table-cell>
          <table:table-cell table:formula="of:=STDEV([.U21:.Y21])" office:value-type="float" office:value="68.9653288254323" calcext:value-type="float">
            <text:p>68.97</text:p>
          </table:table-cell>
          <table:table-cell table:number-columns-repeated="3"/>
          <table:table-cell office:value-type="float" office:value="242.14" calcext:value-type="float">
            <text:p>242.14</text:p>
          </table:table-cell>
          <table:table-cell office:value-type="float" office:value="173.96" calcext:value-type="float">
            <text:p>173.96</text:p>
          </table:table-cell>
          <table:table-cell office:value-type="float" office:value="204.95" calcext:value-type="float">
            <text:p>204.95</text:p>
          </table:table-cell>
          <table:table-cell office:value-type="float" office:value="147.66" calcext:value-type="float">
            <text:p>147.66</text:p>
          </table:table-cell>
          <table:table-cell office:value-type="float" office:value="219.71" calcext:value-type="float">
            <text:p>219.71</text:p>
          </table:table-cell>
          <table:table-cell office:value-type="float" office:value="264.76" calcext:value-type="float">
            <text:p>264.76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7.19" calcext:value-type="float">
            <text:p>227.19</text:p>
          </table:table-cell>
          <table:table-cell office:value-type="float" office:value="169.85" calcext:value-type="float">
            <text:p>169.85</text:p>
          </table:table-cell>
          <table:table-cell office:value-type="float" office:value="235.07" calcext:value-type="float">
            <text:p>235.07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4.08" calcext:value-type="float">
            <text:p>144.08</text:p>
          </table:table-cell>
          <table:table-cell office:value-type="float" office:value="320.92" calcext:value-type="float">
            <text:p>320.92</text:p>
          </table:table-cell>
          <table:table-cell office:value-type="float" office:value="205.82" calcext:value-type="float">
            <text:p>205.82</text:p>
          </table:table-cell>
          <table:table-cell office:value-type="float" office:value="161.3" calcext:value-type="float">
            <text:p>161.3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19h</text:p>
          </table:table-cell>
          <table:table-cell table:formula="of:=([.K22]+[.L22]+[.M22]+[.N22]+[.O22])/5" office:value-type="float" office:value="108.248" calcext:value-type="float">
            <text:p>108.25</text:p>
          </table:table-cell>
          <table:table-cell table:formula="of:=STDEV([.K22:.O22])" office:value-type="float" office:value="1.80708881906784" calcext:value-type="float">
            <text:p>1.81</text:p>
          </table:table-cell>
          <table:table-cell table:formula="of:=SUM([.P22:.T22])/5" office:value-type="float" office:value="116.136" calcext:value-type="float">
            <text:p>116.14</text:p>
          </table:table-cell>
          <table:table-cell table:formula="of:=STDEV([.P22:.T22])" office:value-type="float" office:value="8.03741438523609" calcext:value-type="float">
            <text:p>8.04</text:p>
          </table:table-cell>
          <table:table-cell table:formula="of:=([.U22]+[.V22]+[.W22])/3" office:value-type="float" office:value="118.073333333333" calcext:value-type="float">
            <text:p>118.07</text:p>
          </table:table-cell>
          <table:table-cell table:formula="of:=STDEV([.U22:.Y22])" office:value-type="float" office:value="11.2723369360572" calcext:value-type="float">
            <text:p>11.27</text:p>
          </table:table-cell>
          <table:table-cell table:number-columns-repeated="3"/>
          <table:table-cell office:value-type="float" office:value="110.43" calcext:value-type="float">
            <text:p>110.4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9.38" calcext:value-type="float">
            <text:p>109.38</text:p>
          </table:table-cell>
          <table:table-cell office:value-type="float" office:value="107.2" calcext:value-type="float">
            <text:p>107.2</text:p>
          </table:table-cell>
          <table:table-cell office:value-type="float" office:value="123.64" calcext:value-type="float">
            <text:p>123.6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8.93" calcext:value-type="float">
            <text:p>108.93</text:p>
          </table:table-cell>
          <table:table-cell office:value-type="float" office:value="134.88" calcext:value-type="float">
            <text:p>134.88</text:p>
          </table:table-cell>
          <table:table-cell office:value-type="float" office:value="112.73" calcext:value-type="float">
            <text:p>112.73</text:p>
          </table:table-cell>
          <table:table-cell office:value-type="float" office:value="107.93" calcext:value-type="float">
            <text:p>107.9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h</text:p>
          </table:table-cell>
          <table:table-cell table:formula="of:=([.K23]+[.L23]+[.M23]+[.N23]+[.O23])/5" office:value-type="float" office:value="114.126" calcext:value-type="float">
            <text:p>114.13</text:p>
          </table:table-cell>
          <table:table-cell table:formula="of:=STDEV([.K23:.O23])" office:value-type="float" office:value="1.49205562898975" calcext:value-type="float">
            <text:p>1.49</text:p>
          </table:table-cell>
          <table:table-cell table:formula="of:=SUM([.P23:.T23])/5" office:value-type="float" office:value="114.648" calcext:value-type="float">
            <text:p>114.65</text:p>
          </table:table-cell>
          <table:table-cell table:formula="of:=STDEV([.P23:.T23])" office:value-type="float" office:value="1.95076138981681" calcext:value-type="float">
            <text:p>1.95</text:p>
          </table:table-cell>
          <table:table-cell table:formula="of:=([.U23]+[.V23]+[.W23])/3" office:value-type="float" office:value="115.573333333333" calcext:value-type="float">
            <text:p>115.57</text:p>
          </table:table-cell>
          <table:table-cell table:formula="of:=STDEV([.U23:.Y23])" office:value-type="float" office:value="2.54502062860009" calcext:value-type="float">
            <text:p>2.55</text:p>
          </table:table-cell>
          <table:table-cell table:number-columns-repeated="3"/>
          <table:table-cell office:value-type="float" office:value="111.51" calcext:value-type="float">
            <text:p>111.5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7.06" calcext:value-type="float">
            <text:p>117.0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3.47" calcext:value-type="float">
            <text:p>113.47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3.9" calcext:value-type="float">
            <text:p>113.9</text:p>
          </table:table-cell>
          <table:table-cell office:value-type="float" office:value="110.45" calcext:value-type="float">
            <text:p>110.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1h</text:p>
          </table:table-cell>
          <table:table-cell table:formula="of:=([.K24]+[.L24]+[.M24]+[.N24]+[.O24])/5" office:value-type="float" office:value="102.312" calcext:value-type="float">
            <text:p>102.31</text:p>
          </table:table-cell>
          <table:table-cell table:formula="of:=STDEV([.K24:.O24])" office:value-type="float" office:value="2.36332816172448" calcext:value-type="float">
            <text:p>2.36</text:p>
          </table:table-cell>
          <table:table-cell table:formula="of:=SUM([.P24:.T24])/5" office:value-type="float" office:value="101.176" calcext:value-type="float">
            <text:p>101.18</text:p>
          </table:table-cell>
          <table:table-cell table:formula="of:=STDEV([.P24:.T24])" office:value-type="float" office:value="2.55894118728821" calcext:value-type="float">
            <text:p>2.56</text:p>
          </table:table-cell>
          <table:table-cell table:formula="of:=([.U24]+[.V24]+[.W24])/3" office:value-type="float" office:value="101.396666666667" calcext:value-type="float">
            <text:p>101.40</text:p>
          </table:table-cell>
          <table:table-cell table:formula="of:=STDEV([.U24:.Y24])" office:value-type="float" office:value="1.86001881710912" calcext:value-type="float">
            <text:p>1.86</text:p>
          </table:table-cell>
          <table:table-cell table:number-columns-repeated="3"/>
          <table:table-cell office:value-type="float" office:value="105.56" calcext:value-type="float">
            <text:p>105.5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0" calcext:value-type="float">
            <text:p>100</text:p>
          </table:table-cell>
          <table:table-cell office:value-type="float" office:value="100.32" calcext:value-type="float">
            <text:p>100.3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1.71" calcext:value-type="float">
            <text:p>101.71</text:p>
          </table:table-cell>
          <table:table-cell office:value-type="float" office:value="99.52" calcext:value-type="float">
            <text:p>99.52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19" calcext:value-type="float">
            <text:p>100.19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4" calcext:value-type="float">
            <text:p>98.44</text:p>
          </table:table-cell>
          <table:table-cell office:value-type="float" office:value="102.51" calcext:value-type="float">
            <text:p>102.51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22h</text:p>
          </table:table-cell>
          <table:table-cell table:formula="of:=([.K25]+[.L25]+[.M25]+[.N25]+[.O25])/5" office:value-type="float" office:value="100.894" calcext:value-type="float">
            <text:p>100.89</text:p>
          </table:table-cell>
          <table:table-cell table:formula="of:=STDEV([.K25:.O25])" office:value-type="float" office:value="2.0015444037043" calcext:value-type="float">
            <text:p>2.00</text:p>
          </table:table-cell>
          <table:table-cell table:formula="of:=SUM([.P25:.T25])/5" office:value-type="float" office:value="100.368" calcext:value-type="float">
            <text:p>100.37</text:p>
          </table:table-cell>
          <table:table-cell table:formula="of:=STDEV([.P25:.T25])" office:value-type="float" office:value="2.36873806065593" calcext:value-type="float">
            <text:p>2.37</text:p>
          </table:table-cell>
          <table:table-cell table:formula="of:=([.U25]+[.V25]+[.W25])/3" office:value-type="float" office:value="98.9533333333333" calcext:value-type="float">
            <text:p>98.95</text:p>
          </table:table-cell>
          <table:table-cell table:formula="of:=STDEV([.U25:.Y25])" office:value-type="float" office:value="2.14824346851096" calcext:value-type="float">
            <text:p>2.15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98.47" calcext:value-type="float">
            <text:p>98.47</text:p>
          </table:table-cell>
          <table:table-cell office:value-type="float" office:value="100.2" calcext:value-type="float">
            <text:p>100.2</text:p>
          </table:table-cell>
          <table:table-cell office:value-type="float" office:value="100.8" calcext:value-type="float">
            <text:p>100.8</text:p>
          </table:table-cell>
          <table:table-cell office:value-type="float" office:value="104" calcext:value-type="float">
            <text:p>104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3.17" calcext:value-type="float">
            <text:p>103.17</text:p>
          </table:table-cell>
          <table:table-cell office:value-type="float" office:value="99.27" calcext:value-type="float">
            <text:p>99.27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2" calcext:value-type="float">
            <text:p>96.2</text:p>
          </table:table-cell>
          <table:table-cell office:value-type="float" office:value="101.47" calcext:value-type="float">
            <text:p>101.47</text:p>
          </table:table-cell>
          <table:table-cell office:value-type="float" office:value="99.92" calcext:value-type="float">
            <text:p>99.9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3h</text:p>
          </table:table-cell>
          <table:table-cell table:formula="of:=([.K26]+[.L26]+[.M26]+[.N26]+[.O26])/5" office:value-type="float" office:value="88.724" calcext:value-type="float">
            <text:p>88.72</text:p>
          </table:table-cell>
          <table:table-cell table:formula="of:=STDEV([.K26:.O26])" office:value-type="float" office:value="1.6852388554742" calcext:value-type="float">
            <text:p>1.69</text:p>
          </table:table-cell>
          <table:table-cell table:formula="of:=SUM([.P26:.T26])/5" office:value-type="float" office:value="91.942" calcext:value-type="float">
            <text:p>91.94</text:p>
          </table:table-cell>
          <table:table-cell table:formula="of:=STDEV([.P26:.T26])" office:value-type="float" office:value="2.45508044674711" calcext:value-type="float">
            <text:p>2.46</text:p>
          </table:table-cell>
          <table:table-cell table:formula="of:=([.U26]+[.V26]+[.W26])/3" office:value-type="float" office:value="88.34" calcext:value-type="float">
            <text:p>88.34</text:p>
          </table:table-cell>
          <table:table-cell table:formula="of:=STDEV([.U26:.Y26])" office:value-type="float" office:value="1.75878367060875" calcext:value-type="float">
            <text:p>1.76</text:p>
          </table:table-cell>
          <table:table-cell table:number-columns-repeated="3"/>
          <table:table-cell office:value-type="float" office:value="87.61" calcext:value-type="float">
            <text:p>87.61</text:p>
          </table:table-cell>
          <table:table-cell office:value-type="float" office:value="89.53" calcext:value-type="float">
            <text:p>89.53</text:p>
          </table:table-cell>
          <table:table-cell office:value-type="float" office:value="90" calcext:value-type="float">
            <text:p>90</text:p>
          </table:table-cell>
          <table:table-cell office:value-type="float" office:value="90.16" calcext:value-type="float">
            <text:p>90.16</text:p>
          </table:table-cell>
          <table:table-cell office:value-type="float" office:value="86.32" calcext:value-type="float">
            <text:p>86.32</text:p>
          </table:table-cell>
          <table:table-cell office:value-type="float" office:value="89.86" calcext:value-type="float">
            <text:p>89.86</text:p>
          </table:table-cell>
          <table:table-cell office:value-type="float" office:value="94.72" calcext:value-type="float">
            <text:p>94.72</text:p>
          </table:table-cell>
          <table:table-cell office:value-type="float" office:value="91.47" calcext:value-type="float">
            <text:p>91.47</text:p>
          </table:table-cell>
          <table:table-cell office:value-type="float" office:value="94.26" calcext:value-type="float">
            <text:p>94.26</text:p>
          </table:table-cell>
          <table:table-cell office:value-type="float" office:value="89.4" calcext:value-type="float">
            <text:p>89.4</text:p>
          </table:table-cell>
          <table:table-cell office:value-type="float" office:value="90.44" calcext:value-type="float">
            <text:p>90.44</text:p>
          </table:table-cell>
          <table:table-cell office:value-type="float" office:value="86.46" calcext:value-type="float">
            <text:p>86.46</text:p>
          </table:table-cell>
          <table:table-cell office:value-type="float" office:value="88.12" calcext:value-type="float">
            <text:p>88.12</text:p>
          </table:table-cell>
          <table:table-cell office:value-type="float" office:value="88.34" calcext:value-type="float">
            <text:p>88.34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ille de file (Thoiry)" table:style-name="ta1">
        <table:shapes>
          <draw:frame draw:z-index="0" draw:style-name="gr1" draw:text-style-name="P1" svg:width="240.78mm" svg:height="140.23mm" svg:x="10.11mm" svg:y="125.67mm">
            <loext:p draw:notify-on-update-of-ranges="'Taille de file (Thoiry)'.A2:'Taille de file (Thoiry)'.A25 'Taille de file (Thoiry)'.B2:'Taille de file (Thoiry)'.B25 'Taille de file (Thoiry)'.C2:'Taille de file (Thoiry)'.C25 'Taille de file (Thoiry)'.D2:'Taille de file (Thoiry)'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" table:default-cell-style-name="Default"/>
        <table:table-column table:style-name="co3" table:number-columns-repeated="1010" table:default-cell-style-name="Default"/>
        <table:table-row table:style-name="ro2">
          <table:table-cell table:style-name="ce1"/>
          <table:table-cell table:style-name="ce1" office:value-type="string" calcext:value-type="string">
            <text:p>moyenne normal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moyenne max</text:p>
          </table:table-cell>
          <table:table-cell table:style-name="ce1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table:number-columns-repeated="1010"/>
          <table:table-cell table:style-name="ce10"/>
        </table:table-row>
        <table:table-row table:style-name="ro3">
          <table:table-cell office:value-type="string" calcext:value-type="string">
            <text:p>0h</text:p>
          </table:table-cell>
          <table:table-cell table:formula="of:=([.E2]+[.F2]+[.G2])/3" office:value-type="float" office:value="97.1533333333333" calcext:value-type="float">
            <text:p>97.15</text:p>
          </table:table-cell>
          <table:table-cell table:formula="of:=([.H2]+[.I2]+[.J2])/3" office:value-type="float" office:value="97.7666666666667" calcext:value-type="float">
            <text:p>97.77</text:p>
          </table:table-cell>
          <table:table-cell table:formula="of:=([.K2]+[.L2]+[.M2])/3" office:value-type="float" office:value="102.14" calcext:value-type="float">
            <text:p>102.14</text:p>
          </table:table-cell>
          <table:table-cell office:value-type="float" office:value="98.43" calcext:value-type="float">
            <text:p>98.43</text:p>
          </table:table-cell>
          <table:table-cell office:value-type="float" office:value="99.27" calcext:value-type="float">
            <text:p>99.27</text:p>
          </table:table-cell>
          <table:table-cell office:value-type="float" office:value="93.76" calcext:value-type="float">
            <text:p>93.76</text:p>
          </table:table-cell>
          <table:table-cell office:value-type="float" office:value="93.48" calcext:value-type="float">
            <text:p>93.48</text:p>
          </table:table-cell>
          <table:table-cell office:value-type="float" office:value="94.78" calcext:value-type="float">
            <text:p>94.7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" calcext:value-type="float">
            <text:p>105.22</text:p>
          </table:table-cell>
          <table:table-cell office:value-type="float" office:value="98.37" calcext:value-type="float">
            <text:p>98.37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h</text:p>
          </table:table-cell>
          <table:table-cell table:formula="of:=([.E3]+[.F3]+[.G3])/3" office:value-type="float" office:value="98.3233333333333" calcext:value-type="float">
            <text:p>98.32</text:p>
          </table:table-cell>
          <table:table-cell table:formula="of:=([.H3]+[.I3]+[.J3])/3" office:value-type="float" office:value="97.1566666666667" calcext:value-type="float">
            <text:p>97.16</text:p>
          </table:table-cell>
          <table:table-cell table:formula="of:=([.K3]+[.L3]+[.M3])/3" office:value-type="float" office:value="99.9666666666667" calcext:value-type="float">
            <text:p>99.97</text:p>
          </table:table-cell>
          <table:table-cell office:value-type="float" office:value="102.21" calcext:value-type="float">
            <text:p>102.21</text:p>
          </table:table-cell>
          <table:table-cell office:value-type="float" office:value="92.06" calcext:value-type="float">
            <text:p>92.06</text:p>
          </table:table-cell>
          <table:table-cell office:value-type="float" office:value="100.7" calcext:value-type="float">
            <text:p>100.7</text:p>
          </table:table-cell>
          <table:table-cell office:value-type="float" office:value="95.77" calcext:value-type="float">
            <text:p>95.77</text:p>
          </table:table-cell>
          <table:table-cell office:value-type="float" office:value="100.96" calcext:value-type="float">
            <text:p>100.96</text:p>
          </table:table-cell>
          <table:table-cell office:value-type="float" office:value="94.74" calcext:value-type="float">
            <text:p>94.7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99.99" calcext:value-type="float">
            <text:p>99.9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h</text:p>
          </table:table-cell>
          <table:table-cell table:formula="of:=([.E4]+[.F4]+[.G4])/3" office:value-type="float" office:value="95.0366666666667" calcext:value-type="float">
            <text:p>95.04</text:p>
          </table:table-cell>
          <table:table-cell table:formula="of:=([.H4]+[.I4]+[.J4])/3" office:value-type="float" office:value="102.166666666667" calcext:value-type="float">
            <text:p>102.17</text:p>
          </table:table-cell>
          <table:table-cell table:formula="of:=([.K4]+[.L4]+[.M4])/3" office:value-type="float" office:value="99.6766666666667" calcext:value-type="float">
            <text:p>99.68</text:p>
          </table:table-cell>
          <table:table-cell office:value-type="float" office:value="93.76" calcext:value-type="float">
            <text:p>93.76</text:p>
          </table:table-cell>
          <table:table-cell office:value-type="float" office:value="85.6" calcext:value-type="float">
            <text:p>85.6</text:p>
          </table:table-cell>
          <table:table-cell office:value-type="float" office:value="105.75" calcext:value-type="float">
            <text:p>105.75</text:p>
          </table:table-cell>
          <table:table-cell office:value-type="float" office:value="98.7" calcext:value-type="float">
            <text:p>98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94.72" calcext:value-type="float">
            <text:p>94.7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6.8" calcext:value-type="float">
            <text:p>96.8</text:p>
          </table:table-cell>
          <table:table-cell office:value-type="float" office:value="101.77" calcext:value-type="float">
            <text:p>101.7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h</text:p>
          </table:table-cell>
          <table:table-cell table:formula="of:=([.E5]+[.F5]+[.G5])/3" office:value-type="float" office:value="99.96" calcext:value-type="float">
            <text:p>99.96</text:p>
          </table:table-cell>
          <table:table-cell table:formula="of:=([.H5]+[.I5]+[.J5])/3" office:value-type="float" office:value="103.97" calcext:value-type="float">
            <text:p>103.97</text:p>
          </table:table-cell>
          <table:table-cell table:formula="of:=([.K5]+[.L5]+[.M5])/3" office:value-type="float" office:value="105.363333333333" calcext:value-type="float">
            <text:p>105.36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62" calcext:value-type="float">
            <text:p>100.6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33" calcext:value-type="float">
            <text:p>99.33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7.57" calcext:value-type="float">
            <text:p>107.57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4h</text:p>
          </table:table-cell>
          <table:table-cell table:formula="of:=([.E6]+[.F6]+[.G6])/3" office:value-type="float" office:value="118.413333333333" calcext:value-type="float">
            <text:p>118.41</text:p>
          </table:table-cell>
          <table:table-cell table:formula="of:=([.H6]+[.I6]+[.J6])/3" office:value-type="float" office:value="118.03" calcext:value-type="float">
            <text:p>118.03</text:p>
          </table:table-cell>
          <table:table-cell table:formula="of:=([.K6]+[.L6]+[.M6])/3" office:value-type="float" office:value="120.356666666667" calcext:value-type="float">
            <text:p>120.3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6.56" calcext:value-type="float">
            <text:p>116.56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8.18" calcext:value-type="float">
            <text:p>118.18</text:p>
          </table:table-cell>
          <table:table-cell office:value-type="float" office:value="120.39" calcext:value-type="float">
            <text:p>120.3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7.11" calcext:value-type="float">
            <text:p>117.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5h</text:p>
          </table:table-cell>
          <table:table-cell table:formula="of:=([.E7]+[.F7]+[.G7])/3" office:value-type="float" office:value="130.846666666667" calcext:value-type="float">
            <text:p>130.85</text:p>
          </table:table-cell>
          <table:table-cell table:formula="of:=([.H7]+[.I7]+[.J7])/3" office:value-type="float" office:value="128.346666666667" calcext:value-type="float">
            <text:p>128.35</text:p>
          </table:table-cell>
          <table:table-cell table:formula="of:=([.K7]+[.L7]+[.M7])/3" office:value-type="float" office:value="126.726666666667" calcext:value-type="float">
            <text:p>126.73</text:p>
          </table:table-cell>
          <table:table-cell office:value-type="float" office:value="131.14" calcext:value-type="float">
            <text:p>131.14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5.24" calcext:value-type="float">
            <text:p>125.2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6h</text:p>
          </table:table-cell>
          <table:table-cell table:formula="of:=([.E8]+[.F8]+[.G8])/3" office:value-type="float" office:value="127.3" calcext:value-type="float">
            <text:p>127.30</text:p>
          </table:table-cell>
          <table:table-cell table:formula="of:=([.H8]+[.I8]+[.J8])/3" office:value-type="float" office:value="128.176666666667" calcext:value-type="float">
            <text:p>128.18</text:p>
          </table:table-cell>
          <table:table-cell table:formula="of:=([.K8]+[.L8]+[.M8])/3" office:value-type="float" office:value="127.166666666667" calcext:value-type="float">
            <text:p>127.17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6.85" calcext:value-type="float">
            <text:p>126.8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6.91" calcext:value-type="float">
            <text:p>126.9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7h</text:p>
          </table:table-cell>
          <table:table-cell table:formula="of:=([.E9]+[.F9]+[.G9])/3" office:value-type="float" office:value="218.85" calcext:value-type="float">
            <text:p>218.85</text:p>
          </table:table-cell>
          <table:table-cell table:formula="of:=([.H9]+[.I9]+[.J9])/3" office:value-type="float" office:value="199.973333333333" calcext:value-type="float">
            <text:p>199.97</text:p>
          </table:table-cell>
          <table:table-cell table:formula="of:=([.K9]+[.L9]+[.M9])/3" office:value-type="float" office:value="209.313333333333" calcext:value-type="float">
            <text:p>209.31</text:p>
          </table:table-cell>
          <table:table-cell office:value-type="float" office:value="220.03" calcext:value-type="float">
            <text:p>220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12.75" calcext:value-type="float">
            <text:p>212.7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06.72" calcext:value-type="float">
            <text:p>206.72</text:p>
          </table:table-cell>
          <table:table-cell office:value-type="float" office:value="205.3" calcext:value-type="float">
            <text:p>205.3</text:p>
          </table:table-cell>
          <table:table-cell office:value-type="float" office:value="223.65" calcext:value-type="float">
            <text:p>223.65</text:p>
          </table:table-cell>
          <table:table-cell office:value-type="float" office:value="198.99" calcext:value-type="float">
            <text:p>198.9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8h</text:p>
          </table:table-cell>
          <table:table-cell table:formula="of:=([.E10]+[.F10]+[.G10])/3" office:value-type="float" office:value="369.823333333333" calcext:value-type="float">
            <text:p>369.82</text:p>
          </table:table-cell>
          <table:table-cell table:formula="of:=([.H10]+[.I10]+[.J10])/3" office:value-type="float" office:value="308.06" calcext:value-type="float">
            <text:p>308.06</text:p>
          </table:table-cell>
          <table:table-cell table:formula="of:=([.K10]+[.L10]+[.M10])/3" office:value-type="float" office:value="310.256666666667" calcext:value-type="float">
            <text:p>310.26</text:p>
          </table:table-cell>
          <table:table-cell office:value-type="float" office:value="355.12" calcext:value-type="float">
            <text:p>355.12</text:p>
          </table:table-cell>
          <table:table-cell office:value-type="float" office:value="400.99" calcext:value-type="float">
            <text:p>400.99</text:p>
          </table:table-cell>
          <table:table-cell office:value-type="float" office:value="353.36" calcext:value-type="float">
            <text:p>353.36</text:p>
          </table:table-cell>
          <table:table-cell office:value-type="float" office:value="332.87" calcext:value-type="float">
            <text:p>332.87</text:p>
          </table:table-cell>
          <table:table-cell office:value-type="float" office:value="277.17" calcext:value-type="float">
            <text:p>277.17</text:p>
          </table:table-cell>
          <table:table-cell office:value-type="float" office:value="314.14" calcext:value-type="float">
            <text:p>314.14</text:p>
          </table:table-cell>
          <table:table-cell office:value-type="float" office:value="294.03" calcext:value-type="float">
            <text:p>294.03</text:p>
          </table:table-cell>
          <table:table-cell office:value-type="float" office:value="331.59" calcext:value-type="float">
            <text:p>331.59</text:p>
          </table:table-cell>
          <table:table-cell office:value-type="float" office:value="305.15" calcext:value-type="float">
            <text:p>305.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9h</text:p>
          </table:table-cell>
          <table:table-cell table:formula="of:=([.E11]+[.F11]+[.G11])/3" office:value-type="float" office:value="348.52" calcext:value-type="float">
            <text:p>348.52</text:p>
          </table:table-cell>
          <table:table-cell table:formula="of:=([.H11]+[.I11]+[.J11])/3" office:value-type="float" office:value="277.21" calcext:value-type="float">
            <text:p>277.21</text:p>
          </table:table-cell>
          <table:table-cell table:formula="of:=([.K11]+[.L11]+[.M11])/3" office:value-type="float" office:value="771.246666666667" calcext:value-type="float">
            <text:p>771.25</text:p>
          </table:table-cell>
          <table:table-cell office:value-type="float" office:value="382.78" calcext:value-type="float">
            <text:p>382.78</text:p>
          </table:table-cell>
          <table:table-cell office:value-type="float" office:value="366.12" calcext:value-type="float">
            <text:p>366.12</text:p>
          </table:table-cell>
          <table:table-cell office:value-type="float" office:value="296.66" calcext:value-type="float">
            <text:p>296.66</text:p>
          </table:table-cell>
          <table:table-cell office:value-type="float" office:value="325.04" calcext:value-type="float">
            <text:p>325.04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85" calcext:value-type="float">
            <text:p>251.85</text:p>
          </table:table-cell>
          <table:table-cell office:value-type="float" office:value="278.11" calcext:value-type="float">
            <text:p>278.1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012.92" calcext:value-type="float">
            <text:p>1012.9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0h</text:p>
          </table:table-cell>
          <table:table-cell table:formula="of:=([.E12]+[.F12]+[.G12])/3" office:value-type="float" office:value="122.94" calcext:value-type="float">
            <text:p>122.94</text:p>
          </table:table-cell>
          <table:table-cell table:formula="of:=([.H12]+[.I12]+[.J12])/3" office:value-type="float" office:value="123.103333333333" calcext:value-type="float">
            <text:p>123.10</text:p>
          </table:table-cell>
          <table:table-cell table:formula="of:=([.K12]+[.L12]+[.M12])/3" office:value-type="float" office:value="422.373333333333" calcext:value-type="float">
            <text:p>422.3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69" calcext:value-type="float">
            <text:p>123.69</text:p>
          </table:table-cell>
          <table:table-cell office:value-type="float" office:value="637.11" calcext:value-type="float">
            <text:p>637.11</text:p>
          </table:table-cell>
          <table:table-cell office:value-type="float" office:value="506.32" calcext:value-type="float">
            <text:p>506.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1h</text:p>
          </table:table-cell>
          <table:table-cell table:formula="of:=([.E13]+[.F13]+[.G13])/3" office:value-type="float" office:value="118.04" calcext:value-type="float">
            <text:p>118.04</text:p>
          </table:table-cell>
          <table:table-cell table:formula="of:=([.H13]+[.I13]+[.J13])/3" office:value-type="float" office:value="119.63" calcext:value-type="float">
            <text:p>119.63</text:p>
          </table:table-cell>
          <table:table-cell table:formula="of:=([.K13]+[.L13]+[.M13])/3" office:value-type="float" office:value="119.806666666667" calcext:value-type="float">
            <text:p>119.81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20.28" calcext:value-type="float">
            <text:p>120.28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9.01" calcext:value-type="float">
            <text:p>119.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2h</text:p>
          </table:table-cell>
          <table:table-cell table:formula="of:=([.E14]+[.F14]+[.G14])/3" office:value-type="float" office:value="118.9" calcext:value-type="float">
            <text:p>118.90</text:p>
          </table:table-cell>
          <table:table-cell table:formula="of:=([.H14]+[.I14]+[.J14])/3" office:value-type="float" office:value="120.3" calcext:value-type="float">
            <text:p>120.30</text:p>
          </table:table-cell>
          <table:table-cell table:formula="of:=([.K14]+[.L14]+[.M14])/3" office:value-type="float" office:value="120.44" calcext:value-type="float">
            <text:p>120.44</text:p>
          </table:table-cell>
          <table:table-cell office:value-type="float" office:value="117.41" calcext:value-type="float">
            <text:p>117.41</text:p>
          </table:table-cell>
          <table:table-cell office:value-type="float" office:value="120.27" calcext:value-type="float">
            <text:p>120.2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" calcext:value-type="float">
            <text:p>119</text:p>
          </table:table-cell>
          <table:table-cell office:value-type="float" office:value="121.1" calcext:value-type="float">
            <text:p>121.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3h</text:p>
          </table:table-cell>
          <table:table-cell table:formula="of:=([.E15]+[.F15]+[.G15])/3" office:value-type="float" office:value="119.353333333333" calcext:value-type="float">
            <text:p>119.35</text:p>
          </table:table-cell>
          <table:table-cell table:formula="of:=([.H15]+[.I15]+[.J15])/3" office:value-type="float" office:value="117.436666666667" calcext:value-type="float">
            <text:p>117.44</text:p>
          </table:table-cell>
          <table:table-cell table:formula="of:=([.K15]+[.L15]+[.M15])/3" office:value-type="float" office:value="117.146666666667" calcext:value-type="float">
            <text:p>117.15</text:p>
          </table:table-cell>
          <table:table-cell office:value-type="float" office:value="119.28" calcext:value-type="float">
            <text:p>119.28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6.96" calcext:value-type="float">
            <text:p>116.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4h</text:p>
          </table:table-cell>
          <table:table-cell table:formula="of:=([.E16]+[.F16]+[.G16])/3" office:value-type="float" office:value="122.263333333333" calcext:value-type="float">
            <text:p>122.26</text:p>
          </table:table-cell>
          <table:table-cell table:formula="of:=([.H16]+[.I16]+[.J16])/3" office:value-type="float" office:value="121.246666666667" calcext:value-type="float">
            <text:p>121.25</text:p>
          </table:table-cell>
          <table:table-cell table:formula="of:=([.K16]+[.L16]+[.M16])/3" office:value-type="float" office:value="120.713333333333" calcext:value-type="float">
            <text:p>120.71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2.8" calcext:value-type="float">
            <text:p>122.8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72" calcext:value-type="float">
            <text:p>122.7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5h</text:p>
          </table:table-cell>
          <table:table-cell table:formula="of:=([.E17]+[.F17]+[.G17])/3" office:value-type="float" office:value="126.023333333333" calcext:value-type="float">
            <text:p>126.02</text:p>
          </table:table-cell>
          <table:table-cell table:formula="of:=([.H17]+[.I17]+[.J17])/3" office:value-type="float" office:value="126.376666666667" calcext:value-type="float">
            <text:p>126.38</text:p>
          </table:table-cell>
          <table:table-cell table:formula="of:=([.K17]+[.L17]+[.M17])/3" office:value-type="float" office:value="125.023333333333" calcext:value-type="float">
            <text:p>125.02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5.66" calcext:value-type="float">
            <text:p>125.66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4.36" calcext:value-type="float">
            <text:p>124.36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6h</text:p>
          </table:table-cell>
          <table:table-cell table:formula="of:=([.E18]+[.F18]+[.G18])/3" office:value-type="float" office:value="173.79" calcext:value-type="float">
            <text:p>173.79</text:p>
          </table:table-cell>
          <table:table-cell table:formula="of:=([.H18]+[.I18]+[.J18])/3" office:value-type="float" office:value="161.833333333333" calcext:value-type="float">
            <text:p>161.83</text:p>
          </table:table-cell>
          <table:table-cell table:formula="of:=([.K18]+[.L18]+[.M18])/3" office:value-type="float" office:value="170.85" calcext:value-type="float">
            <text:p>170.85</text:p>
          </table:table-cell>
          <table:table-cell office:value-type="float" office:value="182.11" calcext:value-type="float">
            <text:p>182.11</text:p>
          </table:table-cell>
          <table:table-cell office:value-type="float" office:value="157.1" calcext:value-type="float">
            <text:p>157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51.4" calcext:value-type="float">
            <text:p>151.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63.67" calcext:value-type="float">
            <text:p>163.6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7.53" calcext:value-type="float">
            <text:p>197.5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7h</text:p>
          </table:table-cell>
          <table:table-cell table:formula="of:=([.E19]+[.F19]+[.G19])/3" office:value-type="float" office:value="221.66" calcext:value-type="float">
            <text:p>221.66</text:p>
          </table:table-cell>
          <table:table-cell table:formula="of:=([.H19]+[.I19]+[.J19])/3" office:value-type="float" office:value="192.973333333333" calcext:value-type="float">
            <text:p>192.97</text:p>
          </table:table-cell>
          <table:table-cell table:formula="of:=([.K19]+[.L19]+[.M19])/3" office:value-type="float" office:value="209.173333333333" calcext:value-type="float">
            <text:p>209.17</text:p>
          </table:table-cell>
          <table:table-cell office:value-type="float" office:value="226.31" calcext:value-type="float">
            <text:p>226.3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97.88" calcext:value-type="float">
            <text:p>197.88</text:p>
          </table:table-cell>
          <table:table-cell office:value-type="float" office:value="196.27" calcext:value-type="float">
            <text:p>196.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5.93" calcext:value-type="float">
            <text:p>275.9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8h</text:p>
          </table:table-cell>
          <table:table-cell table:formula="of:=([.E20]+[.F20]+[.G20])/3" office:value-type="float" office:value="207.016666666667" calcext:value-type="float">
            <text:p>207.02</text:p>
          </table:table-cell>
          <table:table-cell table:formula="of:=([.H20]+[.I20]+[.J20])/3" office:value-type="float" office:value="220.23" calcext:value-type="float">
            <text:p>220.23</text:p>
          </table:table-cell>
          <table:table-cell table:formula="of:=([.K20]+[.L20]+[.M20])/3" office:value-type="float" office:value="224.936666666667" calcext:value-type="float">
            <text:p>224.94</text:p>
          </table:table-cell>
          <table:table-cell office:value-type="float" office:value="242.14" calcext:value-type="float">
            <text:p>242.14</text:p>
          </table:table-cell>
          <table:table-cell office:value-type="float" office:value="173.96" calcext:value-type="float">
            <text:p>173.96</text:p>
          </table:table-cell>
          <table:table-cell office:value-type="float" office:value="204.95" calcext:value-type="float">
            <text:p>204.95</text:p>
          </table:table-cell>
          <table:table-cell office:value-type="float" office:value="264.76" calcext:value-type="float">
            <text:p>264.76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7.19" calcext:value-type="float">
            <text:p>227.19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4.08" calcext:value-type="float">
            <text:p>144.08</text:p>
          </table:table-cell>
          <table:table-cell office:value-type="float" office:value="320.92" calcext:value-type="float">
            <text:p>320.92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9h</text:p>
          </table:table-cell>
          <table:table-cell table:formula="of:=([.E21]+[.F21]+[.G21])/3" office:value-type="float" office:value="108.22" calcext:value-type="float">
            <text:p>108.22</text:p>
          </table:table-cell>
          <table:table-cell table:formula="of:=([.H21]+[.I21]+[.J21])/3" office:value-type="float" office:value="118.65" calcext:value-type="float">
            <text:p>118.65</text:p>
          </table:table-cell>
          <table:table-cell table:formula="of:=([.K21]+[.L21]+[.M21])/3" office:value-type="float" office:value="118.073333333333" calcext:value-type="float">
            <text:p>118.07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5.82" calcext:value-type="float">
            <text:p>105.82</text:p>
          </table:table-cell>
          <table:table-cell office:value-type="float" office:value="123.64" calcext:value-type="float">
            <text:p>123.6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8.93" calcext:value-type="float">
            <text:p>108.93</text:p>
          </table:table-cell>
          <table:table-cell office:value-type="float" office:value="134.88" calcext:value-type="float">
            <text:p>134.8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0h</text:p>
          </table:table-cell>
          <table:table-cell table:formula="of:=([.E22]+[.F22]+[.G22])/3" office:value-type="float" office:value="113.586666666667" calcext:value-type="float">
            <text:p>113.59</text:p>
          </table:table-cell>
          <table:table-cell table:formula="of:=([.H22]+[.I22]+[.J22])/3" office:value-type="float" office:value="114.513333333333" calcext:value-type="float">
            <text:p>114.51</text:p>
          </table:table-cell>
          <table:table-cell table:formula="of:=([.K22]+[.L22]+[.M22])/3" office:value-type="float" office:value="115.573333333333" calcext:value-type="float">
            <text:p>115.57</text:p>
          </table:table-cell>
          <table:table-cell office:value-type="float" office:value="111.51" calcext:value-type="float">
            <text:p>111.5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7.06" calcext:value-type="float">
            <text:p>117.0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79" calcext:value-type="float">
            <text:p>113.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1h</text:p>
          </table:table-cell>
          <table:table-cell table:formula="of:=([.E23]+[.F23]+[.G23])/3" office:value-type="float" office:value="103.746666666667" calcext:value-type="float">
            <text:p>103.75</text:p>
          </table:table-cell>
          <table:table-cell table:formula="of:=([.H23]+[.I23]+[.J23])/3" office:value-type="float" office:value="102.206666666667" calcext:value-type="float">
            <text:p>102.21</text:p>
          </table:table-cell>
          <table:table-cell table:formula="of:=([.K23]+[.L23]+[.M23])/3" office:value-type="float" office:value="101.396666666667" calcext:value-type="float">
            <text:p>101.40</text:p>
          </table:table-cell>
          <table:table-cell office:value-type="float" office:value="105.56" calcext:value-type="float">
            <text:p>105.5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1.71" calcext:value-type="float">
            <text:p>101.71</text:p>
          </table:table-cell>
          <table:table-cell office:value-type="float" office:value="99.52" calcext:value-type="float">
            <text:p>99.52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67" calcext:value-type="float">
            <text:p>99.67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22h</text:p>
          </table:table-cell>
          <table:table-cell table:formula="of:=([.E24]+[.F24]+[.G24])/3" office:value-type="float" office:value="99.89" calcext:value-type="float">
            <text:p>99.89</text:p>
          </table:table-cell>
          <table:table-cell table:formula="of:=([.H24]+[.I24]+[.J24])/3" office:value-type="float" office:value="99.4033333333334" calcext:value-type="float">
            <text:p>99.40</text:p>
          </table:table-cell>
          <table:table-cell table:formula="of:=([.K24]+[.L24]+[.M24])/3" office:value-type="float" office:value="98.9533333333333" calcext:value-type="float">
            <text:p>98.95</text:p>
          </table:table-cell>
          <table:table-cell office:value-type="float" office:value="101" calcext:value-type="float">
            <text:p>101</text:p>
          </table:table-cell>
          <table:table-cell office:value-type="float" office:value="98.47" calcext:value-type="float">
            <text:p>98.47</text:p>
          </table:table-cell>
          <table:table-cell office:value-type="float" office:value="100.2" calcext:value-type="float">
            <text:p>100.2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59" calcext:value-type="float">
            <text:p>100.59</text:p>
          </table:table-cell>
          <table:table-cell office:value-type="float" office:value="99.27" calcext:value-type="float">
            <text:p>99.27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2" calcext:value-type="float">
            <text:p>96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23h</text:p>
          </table:table-cell>
          <table:table-cell table:formula="of:=([.E25]+[.F25]+[.G25])/3" office:value-type="float" office:value="89.0466666666667" calcext:value-type="float">
            <text:p>89.05</text:p>
          </table:table-cell>
          <table:table-cell table:formula="of:=([.H25]+[.I25]+[.J25])/3" office:value-type="float" office:value="92.0166666666666" calcext:value-type="float">
            <text:p>92.02</text:p>
          </table:table-cell>
          <table:table-cell table:formula="of:=([.K25]+[.L25]+[.M25])/3" office:value-type="float" office:value="88.34" calcext:value-type="float">
            <text:p>88.34</text:p>
          </table:table-cell>
          <table:table-cell office:value-type="float" office:value="87.61" calcext:value-type="float">
            <text:p>87.61</text:p>
          </table:table-cell>
          <table:table-cell office:value-type="float" office:value="89.53" calcext:value-type="float">
            <text:p>89.53</text:p>
          </table:table-cell>
          <table:table-cell office:value-type="float" office:value="90" calcext:value-type="float">
            <text:p>90</text:p>
          </table:table-cell>
          <table:table-cell office:value-type="float" office:value="89.86" calcext:value-type="float">
            <text:p>89.86</text:p>
          </table:table-cell>
          <table:table-cell office:value-type="float" office:value="94.72" calcext:value-type="float">
            <text:p>94.72</text:p>
          </table:table-cell>
          <table:table-cell office:value-type="float" office:value="91.47" calcext:value-type="float">
            <text:p>91.47</text:p>
          </table:table-cell>
          <table:table-cell office:value-type="float" office:value="90.44" calcext:value-type="float">
            <text:p>90.44</text:p>
          </table:table-cell>
          <table:table-cell office:value-type="float" office:value="86.46" calcext:value-type="float">
            <text:p>86.46</text:p>
          </table:table-cell>
          <table:table-cell office:value-type="float" office:value="88.12" calcext:value-type="float">
            <text:p>88.12</text:p>
          </table:table-cell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3:38:15.622162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02:52.982500709</meta:creation-date>
    <dc:date>2018-11-29T14:21:04.916389518</dc:date>
    <meta:editing-duration>PT1H6M2S</meta:editing-duration>
    <meta:editing-cycles>15</meta:editing-cycles>
    <meta:generator>LibreOffice/5.1.6.2$Linux_X86_64 LibreOffice_project/10m0$Build-2</meta:generator>
    <meta:document-statistic meta:table-count="2" meta:cell-count="8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'Temps moyen'.C3:'Temps moyen'.C26" chart:error-lower-range="'Temps moyen'.C3:'Temps moyen'.C2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Temps moyen'.C3:'Temps moyen'.C26" chart:error-lower-range="'Temps moyen'.C3:'Temps moyen'.C26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link-data-style-to-source="true" chart:error-category="cell-range" chart:error-upper-range="'Temps moyen'.E3:'Temps moyen'.E26" chart:error-lower-range="'Temps moyen'.E3:'Temps moyen'.E26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Temps moyen'.E3:'Temps moyen'.E26" chart:error-lower-range="'Temps moyen'.E3:'Temps moyen'.E2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'Temps moyen'.G3:'Temps moyen'.G26" chart:error-lower-range="'Temps moyen'.G3:'Temps moyen'.G26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Temps moyen'.G3:'Temps moyen'.G26" chart:error-lower-range="'Temps moyen'.G3:'Temps moyen'.G2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upper-range="'Temps moyen'.C3:'Temps moyen'.C26" chart:error-lower-range="'Temps moyen'.C3:'Temps moyen'.C26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error-upper-range="'Temps moyen'.C3:'Temps moyen'.C26" chart:error-lower-range="'Temps moyen'.C3:'Temps moyen'.C26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error-upper-range="'Temps moyen'.C3:'Temps moyen'.C26" chart:error-lower-range="'Temps moyen'.C3:'Temps moyen'.C26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4.532cm" svg:height="14.024cm" xlink:href=".." xlink:type="simple" chart:class="chart:bar" chart:style-name="ch1">
        <chart:title svg:x="14.696cm" svg:y="0.416cm" chart:style-name="ch2">
          <text:p>Temps moyen d'un trajet</text:p>
        </chart:title>
        <chart:legend chart:legend-position="end" svg:x="32.189cm" svg:y="5.492cm" style:legend-expansion="high" chart:style-name="ch3"/>
        <chart:plot-area chart:style-name="ch4" table:cell-range-address="'Temps moyen'.A3:'Temps moyen'.B26 'Temps moyen'.D3:'Temps moyen'.D26 'Temps moyen'.F3:'Temps moyen'.F26 'Temps moyen'.H3:'Temps moyen'.J26" chart:data-source-has-labels="column" svg:x="1.684cm" svg:y="1.501cm" svg:width="29.815cm" svg:height="11.279cm">
          <chartooo:coordinate-region svg:x="2.57cm" svg:y="1.696cm" svg:width="28.929cm" svg:height="10.445cm"/>
          <chart:axis chart:dimension="x" chart:name="primary-x" chart:style-name="ch5" chartooo:axis-type="auto">
            <chartooo:date-scale/>
            <chart:title svg:x="16.005cm" svg:y="13.061cm" chart:style-name="ch6">
              <text:p>Heures</text:p>
            </chart:title>
            <chart:categories table:cell-range-address="'Temps moyen'.A3:'Temps moyen'.A26"/>
          </chart:axis>
          <chart:axis chart:dimension="y" chart:name="primary-y" chart:style-name="ch7">
            <chart:title svg:x="0.451cm" svg:y="8.503cm" chart:style-name="ch8">
              <text:p>Durée (secondes)</text:p>
            </chart:title>
            <chart:grid chart:style-name="ch9" chart:class="major"/>
          </chart:axis>
          <chart:series chart:style-name="ch10" chart:values-cell-range-address="'Temps moyen'.B3:'Temps moyen'.B26" chart:class="chart:bar">
            <chart:error-indicator chart:style-name="ch11" chart:dimension="y"/>
            <chart:data-point chart:repeated="24"/>
          </chart:series>
          <chart:series chart:style-name="ch12" chart:values-cell-range-address="'Temps moyen'.D3:'Temps moyen'.D26" chart:class="chart:bar">
            <chart:error-indicator chart:style-name="ch13" chart:dimension="y"/>
            <chart:data-point chart:repeated="24"/>
          </chart:series>
          <chart:series chart:style-name="ch14" chart:values-cell-range-address="'Temps moyen'.F3:'Temps moyen'.F26" chart:class="chart:bar">
            <chart:error-indicator chart:style-name="ch15" chart:dimension="y"/>
            <chart:data-point chart:repeated="24"/>
          </chart:series>
          <chart:series chart:style-name="ch16" chart:values-cell-range-address="'Temps moyen'.H3:'Temps moyen'.H26" chart:class="chart:bar">
            <chart:data-point chart:repeated="24"/>
          </chart:series>
          <chart:series chart:style-name="ch17" chart:values-cell-range-address="'Temps moyen'.I3:'Temps moyen'.I26" chart:class="chart:bar">
            <chart:data-point chart:repeated="24"/>
          </chart:series>
          <chart:series chart:style-name="ch18" chart:values-cell-range-address="'Temps moyen'.J3:'Temps moyen'.J26" chart:class="chart:bar">
            <chart:data-point chart:repeated="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Temps moyen'.A3:'Temps moyen'.A26</svg:desc>
                </draw:g>
              </table:table-cell>
              <table:table-cell office:value-type="float" office:value="97.488">
                <text:p>97.488</text:p>
                <draw:g>
                  <svg:desc>'Temps moyen'.B3:'Temps moyen'.B26</svg:desc>
                </draw:g>
              </table:table-cell>
              <table:table-cell office:value-type="float" office:value="2.38985773635168">
                <text:p>2.38985773635168</text:p>
                <draw:g>
                  <svg:desc>'Temps moyen'.C3:'Temps moyen'.C26</svg:desc>
                </draw:g>
              </table:table-cell>
              <table:table-cell office:value-type="float" office:value="2.38985773635168">
                <text:p>2.38985773635168</text:p>
                <draw:g>
                  <svg:desc>'Temps moyen'.C3:'Temps moyen'.C26</svg:desc>
                </draw:g>
              </table:table-cell>
              <table:table-cell office:value-type="float" office:value="97.678">
                <text:p>97.678</text:p>
                <draw:g>
                  <svg:desc>'Temps moyen'.D3:'Temps moyen'.D26</svg:desc>
                </draw:g>
              </table:table-cell>
              <table:table-cell office:value-type="float" office:value="4.61058781501882">
                <text:p>4.61058781501882</text:p>
                <draw:g>
                  <svg:desc>'Temps moyen'.E3:'Temps moyen'.E26</svg:desc>
                </draw:g>
              </table:table-cell>
              <table:table-cell office:value-type="float" office:value="4.61058781501882">
                <text:p>4.61058781501882</text:p>
                <draw:g>
                  <svg:desc>'Temps moyen'.E3:'Temps moyen'.E26</svg:desc>
                </draw:g>
              </table:table-cell>
              <table:table-cell office:value-type="float" office:value="102.14">
                <text:p>102.14</text:p>
                <draw:g>
                  <svg:desc>'Temps moyen'.F3:'Temps moyen'.F26</svg:desc>
                </draw:g>
              </table:table-cell>
              <table:table-cell office:value-type="float" office:value="3.58489469859297">
                <text:p>3.58489469859297</text:p>
                <draw:g>
                  <svg:desc>'Temps moyen'.G3:'Temps moyen'.G26</svg:desc>
                </draw:g>
              </table:table-cell>
              <table:table-cell office:value-type="float" office:value="3.58489469859297">
                <text:p>3.58489469859297</text:p>
                <draw:g>
                  <svg:desc>'Temps moyen'.G3:'Temps moyen'.G26</svg:desc>
                </draw:g>
              </table:table-cell>
              <table:table-cell office:value-type="float" office:value="NaN">
                <text:p>NaN</text:p>
                <draw:g>
                  <svg:desc>'Temps moyen'.H3:'Temps moyen'.H26</svg:desc>
                </draw:g>
              </table:table-cell>
              <table:table-cell office:value-type="float" office:value="NaN">
                <text:p>NaN</text:p>
                <draw:g>
                  <svg:desc>'Temps moyen'.I3:'Temps moyen'.I26</svg:desc>
                </draw:g>
              </table:table-cell>
              <table:table-cell office:value-type="float" office:value="NaN">
                <text:p>NaN</text:p>
                <draw:g>
                  <svg:desc>'Temps moyen'.J3:'Temps moyen'.J26</svg:desc>
                </draw:g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99.576">
                <text:p>99.576</text:p>
              </table:table-cell>
              <table:table-cell office:value-type="float" office:value="6.22669494997145">
                <text:p>6.22669494997145</text:p>
              </table:table-cell>
              <table:table-cell office:value-type="float" office:value="6.22669494997145">
                <text:p>6.22669494997145</text:p>
              </table:table-cell>
              <table:table-cell office:value-type="float" office:value="97.986">
                <text:p>97.986</text:p>
              </table:table-cell>
              <table:table-cell office:value-type="float" office:value="3.73539556138303">
                <text:p>3.73539556138303</text:p>
              </table:table-cell>
              <table:table-cell office:value-type="float" office:value="3.73539556138303">
                <text:p>3.73539556138303</text:p>
              </table:table-cell>
              <table:table-cell office:value-type="float" office:value="99.9666666666667">
                <text:p>99.9666666666667</text:p>
              </table:table-cell>
              <table:table-cell office:value-type="float" office:value="5.38619995915487">
                <text:p>5.38619995915487</text:p>
              </table:table-cell>
              <table:table-cell office:value-type="float" office:value="5.38619995915487">
                <text:p>5.3861999591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</text:p>
              </table:table-cell>
              <table:table-cell office:value-type="float" office:value="96.558">
                <text:p>96.558</text:p>
              </table:table-cell>
              <table:table-cell office:value-type="float" office:value="7.60160640917431">
                <text:p>7.60160640917431</text:p>
              </table:table-cell>
              <table:table-cell office:value-type="float" office:value="7.60160640917431">
                <text:p>7.60160640917431</text:p>
              </table:table-cell>
              <table:table-cell office:value-type="float" office:value="101.114">
                <text:p>101.114</text:p>
              </table:table-cell>
              <table:table-cell office:value-type="float" office:value="7.51678654745497">
                <text:p>7.51678654745497</text:p>
              </table:table-cell>
              <table:table-cell office:value-type="float" office:value="7.51678654745497">
                <text:p>7.51678654745497</text:p>
              </table:table-cell>
              <table:table-cell office:value-type="float" office:value="99.6766666666667">
                <text:p>99.6766666666667</text:p>
              </table:table-cell>
              <table:table-cell office:value-type="float" office:value="2.44409492450682">
                <text:p>2.44409492450682</text:p>
              </table:table-cell>
              <table:table-cell office:value-type="float" office:value="2.44409492450682">
                <text:p>2.4440949245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99.466">
                <text:p>99.466</text:p>
              </table:table-cell>
              <table:table-cell office:value-type="float" office:value="1.53214881783722">
                <text:p>1.53214881783722</text:p>
              </table:table-cell>
              <table:table-cell office:value-type="float" office:value="1.53214881783722">
                <text:p>1.53214881783722</text:p>
              </table:table-cell>
              <table:table-cell office:value-type="float" office:value="103.214">
                <text:p>103.214</text:p>
              </table:table-cell>
              <table:table-cell office:value-type="float" office:value="5.16872614867532">
                <text:p>5.16872614867532</text:p>
              </table:table-cell>
              <table:table-cell office:value-type="float" office:value="5.16872614867532">
                <text:p>5.16872614867532</text:p>
              </table:table-cell>
              <table:table-cell office:value-type="float" office:value="105.363333333333">
                <text:p>105.363333333333</text:p>
              </table:table-cell>
              <table:table-cell office:value-type="float" office:value="3.23068413807354">
                <text:p>3.23068413807354</text:p>
              </table:table-cell>
              <table:table-cell office:value-type="float" office:value="3.23068413807354">
                <text:p>3.23068413807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120.374">
                <text:p>120.374</text:p>
              </table:table-cell>
              <table:table-cell office:value-type="float" office:value="3.54763724188367">
                <text:p>3.54763724188367</text:p>
              </table:table-cell>
              <table:table-cell office:value-type="float" office:value="3.54763724188367">
                <text:p>3.54763724188367</text:p>
              </table:table-cell>
              <table:table-cell office:value-type="float" office:value="119.774">
                <text:p>119.774</text:p>
              </table:table-cell>
              <table:table-cell office:value-type="float" office:value="2.65662003304951">
                <text:p>2.65662003304951</text:p>
              </table:table-cell>
              <table:table-cell office:value-type="float" office:value="2.65662003304951">
                <text:p>2.65662003304951</text:p>
              </table:table-cell>
              <table:table-cell office:value-type="float" office:value="120.356666666667">
                <text:p>120.356666666667</text:p>
              </table:table-cell>
              <table:table-cell office:value-type="float" office:value="2.61593577902822">
                <text:p>2.61593577902822</text:p>
              </table:table-cell>
              <table:table-cell office:value-type="float" office:value="2.61593577902822">
                <text:p>2.6159357790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h</text:p>
              </table:table-cell>
              <table:table-cell office:value-type="float" office:value="129.532">
                <text:p>129.532</text:p>
              </table:table-cell>
              <table:table-cell office:value-type="float" office:value="2.31731957226448">
                <text:p>2.31731957226448</text:p>
              </table:table-cell>
              <table:table-cell office:value-type="float" office:value="2.31731957226448">
                <text:p>2.31731957226448</text:p>
              </table:table-cell>
              <table:table-cell office:value-type="float" office:value="127.53">
                <text:p>127.53</text:p>
              </table:table-cell>
              <table:table-cell office:value-type="float" office:value="1.83707648180472">
                <text:p>1.83707648180472</text:p>
              </table:table-cell>
              <table:table-cell office:value-type="float" office:value="1.83707648180472">
                <text:p>1.83707648180472</text:p>
              </table:table-cell>
              <table:table-cell office:value-type="float" office:value="126.726666666667">
                <text:p>126.726666666667</text:p>
              </table:table-cell>
              <table:table-cell office:value-type="float" office:value="1.48644878821977">
                <text:p>1.48644878821977</text:p>
              </table:table-cell>
              <table:table-cell office:value-type="float" office:value="1.48644878821977">
                <text:p>1.4864487882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26.864">
                <text:p>126.864</text:p>
              </table:table-cell>
              <table:table-cell office:value-type="float" office:value="1.27631500813867">
                <text:p>1.27631500813867</text:p>
              </table:table-cell>
              <table:table-cell office:value-type="float" office:value="1.27631500813867">
                <text:p>1.27631500813867</text:p>
              </table:table-cell>
              <table:table-cell office:value-type="float" office:value="127.56">
                <text:p>127.56</text:p>
              </table:table-cell>
              <table:table-cell office:value-type="float" office:value="1.49402141885584">
                <text:p>1.49402141885584</text:p>
              </table:table-cell>
              <table:table-cell office:value-type="float" office:value="1.49402141885584">
                <text:p>1.49402141885584</text:p>
              </table:table-cell>
              <table:table-cell office:value-type="float" office:value="127.166666666667">
                <text:p>127.166666666667</text:p>
              </table:table-cell>
              <table:table-cell office:value-type="float" office:value="2.05566777471458">
                <text:p>2.05566777471458</text:p>
              </table:table-cell>
              <table:table-cell office:value-type="float" office:value="2.05566777471458">
                <text:p>2.0556677747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h</text:p>
              </table:table-cell>
              <table:table-cell office:value-type="float" office:value="209.828">
                <text:p>209.828</text:p>
              </table:table-cell>
              <table:table-cell office:value-type="float" office:value="17.0285897830678">
                <text:p>17.0285897830678</text:p>
              </table:table-cell>
              <table:table-cell office:value-type="float" office:value="17.0285897830678">
                <text:p>17.0285897830678</text:p>
              </table:table-cell>
              <table:table-cell office:value-type="float" office:value="202.944">
                <text:p>202.944</text:p>
              </table:table-cell>
              <table:table-cell office:value-type="float" office:value="13.2386075551774">
                <text:p>13.2386075551774</text:p>
              </table:table-cell>
              <table:table-cell office:value-type="float" office:value="13.2386075551774">
                <text:p>13.2386075551774</text:p>
              </table:table-cell>
              <table:table-cell office:value-type="float" office:value="209.313333333333">
                <text:p>209.313333333333</text:p>
              </table:table-cell>
              <table:table-cell office:value-type="float" office:value="11.4667955419114">
                <text:p>11.4667955419114</text:p>
              </table:table-cell>
              <table:table-cell office:value-type="float" office:value="11.4667955419114">
                <text:p>11.4667955419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349.558">
                <text:p>349.558</text:p>
              </table:table-cell>
              <table:table-cell office:value-type="float" office:value="34.3060879436872">
                <text:p>34.3060879436872</text:p>
              </table:table-cell>
              <table:table-cell office:value-type="float" office:value="34.3060879436872">
                <text:p>34.3060879436872</text:p>
              </table:table-cell>
              <table:table-cell office:value-type="float" office:value="309.342">
                <text:p>309.342</text:p>
              </table:table-cell>
              <table:table-cell office:value-type="float" office:value="20.2334196318862">
                <text:p>20.2334196318862</text:p>
              </table:table-cell>
              <table:table-cell office:value-type="float" office:value="20.2334196318862">
                <text:p>20.2334196318862</text:p>
              </table:table-cell>
              <table:table-cell office:value-type="float" office:value="310.256666666667">
                <text:p>310.256666666667</text:p>
              </table:table-cell>
              <table:table-cell office:value-type="float" office:value="15.1928855060518">
                <text:p>15.1928855060518</text:p>
              </table:table-cell>
              <table:table-cell office:value-type="float" office:value="15.1928855060518">
                <text:p>15.192885506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359.938">
                <text:p>359.938</text:p>
              </table:table-cell>
              <table:table-cell office:value-type="float" office:value="84.1766982008679">
                <text:p>84.1766982008679</text:p>
              </table:table-cell>
              <table:table-cell office:value-type="float" office:value="84.1766982008679">
                <text:p>84.1766982008679</text:p>
              </table:table-cell>
              <table:table-cell office:value-type="float" office:value="262.284">
                <text:p>262.284</text:p>
              </table:table-cell>
              <table:table-cell office:value-type="float" office:value="39.8689444304712">
                <text:p>39.8689444304712</text:p>
              </table:table-cell>
              <table:table-cell office:value-type="float" office:value="39.8689444304712">
                <text:p>39.8689444304712</text:p>
              </table:table-cell>
              <table:table-cell office:value-type="float" office:value="771.246666666667">
                <text:p>771.246666666667</text:p>
              </table:table-cell>
              <table:table-cell office:value-type="float" office:value="400.897995841835">
                <text:p>400.897995841835</text:p>
              </table:table-cell>
              <table:table-cell office:value-type="float" office:value="400.897995841835">
                <text:p>400.89799584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27.172">
                <text:p>127.172</text:p>
              </table:table-cell>
              <table:table-cell office:value-type="float" office:value="8.13333080601054">
                <text:p>8.13333080601054</text:p>
              </table:table-cell>
              <table:table-cell office:value-type="float" office:value="8.13333080601054">
                <text:p>8.13333080601054</text:p>
              </table:table-cell>
              <table:table-cell office:value-type="float" office:value="122.744">
                <text:p>122.744</text:p>
              </table:table-cell>
              <table:table-cell office:value-type="float" office:value="0.674188400968157">
                <text:p>0.674188400968157</text:p>
              </table:table-cell>
              <table:table-cell office:value-type="float" office:value="0.674188400968157">
                <text:p>0.674188400968157</text:p>
              </table:table-cell>
              <table:table-cell office:value-type="float" office:value="422.373333333333">
                <text:p>422.373333333333</text:p>
              </table:table-cell>
              <table:table-cell office:value-type="float" office:value="250.929225320607">
                <text:p>250.929225320607</text:p>
              </table:table-cell>
              <table:table-cell office:value-type="float" office:value="250.929225320607">
                <text:p>250.92922532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7.632">
                <text:p>117.632</text:p>
              </table:table-cell>
              <table:table-cell office:value-type="float" office:value="1.36483332315708">
                <text:p>1.36483332315708</text:p>
              </table:table-cell>
              <table:table-cell office:value-type="float" office:value="1.36483332315708">
                <text:p>1.36483332315708</text:p>
              </table:table-cell>
              <table:table-cell office:value-type="float" office:value="119.618">
                <text:p>119.618</text:p>
              </table:table-cell>
              <table:table-cell office:value-type="float" office:value="0.454059467470948">
                <text:p>0.454059467470948</text:p>
              </table:table-cell>
              <table:table-cell office:value-type="float" office:value="0.454059467470948">
                <text:p>0.454059467470948</text:p>
              </table:table-cell>
              <table:table-cell office:value-type="float" office:value="119.806666666667">
                <text:p>119.806666666667</text:p>
              </table:table-cell>
              <table:table-cell office:value-type="float" office:value="1.54568754928025">
                <text:p>1.54568754928025</text:p>
              </table:table-cell>
              <table:table-cell office:value-type="float" office:value="1.54568754928025">
                <text:p>1.5456875492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19.502">
                <text:p>119.502</text:p>
              </table:table-cell>
              <table:table-cell office:value-type="float" office:value="1.3096449900641">
                <text:p>1.3096449900641</text:p>
              </table:table-cell>
              <table:table-cell office:value-type="float" office:value="1.3096449900641">
                <text:p>1.3096449900641</text:p>
              </table:table-cell>
              <table:table-cell office:value-type="float" office:value="120.884">
                <text:p>120.884</text:p>
              </table:table-cell>
              <table:table-cell office:value-type="float" office:value="1.13045566034232">
                <text:p>1.13045566034232</text:p>
              </table:table-cell>
              <table:table-cell office:value-type="float" office:value="1.13045566034232">
                <text:p>1.13045566034232</text:p>
              </table:table-cell>
              <table:table-cell office:value-type="float" office:value="120.44">
                <text:p>120.44</text:p>
              </table:table-cell>
              <table:table-cell office:value-type="float" office:value="1.28432083219108">
                <text:p>1.28432083219108</text:p>
              </table:table-cell>
              <table:table-cell office:value-type="float" office:value="1.28432083219108">
                <text:p>1.2843208321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8.828">
                <text:p>118.828</text:p>
              </table:table-cell>
              <table:table-cell office:value-type="float" office:value="0.970602905414977">
                <text:p>0.970602905414977</text:p>
              </table:table-cell>
              <table:table-cell office:value-type="float" office:value="0.970602905414977">
                <text:p>0.970602905414977</text:p>
              </table:table-cell>
              <table:table-cell office:value-type="float" office:value="117.86">
                <text:p>117.86</text:p>
              </table:table-cell>
              <table:table-cell office:value-type="float" office:value="0.939760607814563">
                <text:p>0.939760607814563</text:p>
              </table:table-cell>
              <table:table-cell office:value-type="float" office:value="0.939760607814563">
                <text:p>0.939760607814563</text:p>
              </table:table-cell>
              <table:table-cell office:value-type="float" office:value="117.146666666667">
                <text:p>117.146666666667</text:p>
              </table:table-cell>
              <table:table-cell office:value-type="float" office:value="0.709387059368864">
                <text:p>0.709387059368864</text:p>
              </table:table-cell>
              <table:table-cell office:value-type="float" office:value="0.709387059368864">
                <text:p>0.7093870593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1.878">
                <text:p>121.878</text:p>
              </table:table-cell>
              <table:table-cell office:value-type="float" office:value="1.20942961762973">
                <text:p>1.20942961762973</text:p>
              </table:table-cell>
              <table:table-cell office:value-type="float" office:value="1.20942961762973">
                <text:p>1.20942961762973</text:p>
              </table:table-cell>
              <table:table-cell office:value-type="float" office:value="120.922">
                <text:p>120.922</text:p>
              </table:table-cell>
              <table:table-cell office:value-type="float" office:value="1.13338872413661">
                <text:p>1.13338872413661</text:p>
              </table:table-cell>
              <table:table-cell office:value-type="float" office:value="1.13338872413661">
                <text:p>1.13338872413661</text:p>
              </table:table-cell>
              <table:table-cell office:value-type="float" office:value="120.713333333333">
                <text:p>120.713333333333</text:p>
              </table:table-cell>
              <table:table-cell office:value-type="float" office:value="1.76681917580719">
                <text:p>1.76681917580719</text:p>
              </table:table-cell>
              <table:table-cell office:value-type="float" office:value="1.76681917580719">
                <text:p>1.7668191758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144">
                <text:p>126.144</text:p>
              </table:table-cell>
              <table:table-cell office:value-type="float" office:value="0.870304544398113">
                <text:p>0.870304544398113</text:p>
              </table:table-cell>
              <table:table-cell office:value-type="float" office:value="0.870304544398113">
                <text:p>0.870304544398113</text:p>
              </table:table-cell>
              <table:table-cell office:value-type="float" office:value="126.612">
                <text:p>126.612</text:p>
              </table:table-cell>
              <table:table-cell office:value-type="float" office:value="0.836821366840019">
                <text:p>0.836821366840019</text:p>
              </table:table-cell>
              <table:table-cell office:value-type="float" office:value="0.836821366840019">
                <text:p>0.836821366840019</text:p>
              </table:table-cell>
              <table:table-cell office:value-type="float" office:value="125.023333333333">
                <text:p>125.023333333333</text:p>
              </table:table-cell>
              <table:table-cell office:value-type="float" office:value="1.85716719764269">
                <text:p>1.85716719764269</text:p>
              </table:table-cell>
              <table:table-cell office:value-type="float" office:value="1.85716719764269">
                <text:p>1.8571671976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73.368">
                <text:p>173.368</text:p>
              </table:table-cell>
              <table:table-cell office:value-type="float" office:value="11.0663575760049">
                <text:p>11.0663575760049</text:p>
              </table:table-cell>
              <table:table-cell office:value-type="float" office:value="11.0663575760049">
                <text:p>11.0663575760049</text:p>
              </table:table-cell>
              <table:table-cell office:value-type="float" office:value="167.344">
                <text:p>167.344</text:p>
              </table:table-cell>
              <table:table-cell office:value-type="float" office:value="17.7044127267752">
                <text:p>17.7044127267752</text:p>
              </table:table-cell>
              <table:table-cell office:value-type="float" office:value="17.7044127267752">
                <text:p>17.7044127267752</text:p>
              </table:table-cell>
              <table:table-cell office:value-type="float" office:value="170.85">
                <text:p>170.85</text:p>
              </table:table-cell>
              <table:table-cell office:value-type="float" office:value="21.6933888546718">
                <text:p>21.6933888546718</text:p>
              </table:table-cell>
              <table:table-cell office:value-type="float" office:value="21.6933888546718">
                <text:p>21.693388854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16.06">
                <text:p>216.06</text:p>
              </table:table-cell>
              <table:table-cell office:value-type="float" office:value="14.2684389475513">
                <text:p>14.2684389475513</text:p>
              </table:table-cell>
              <table:table-cell office:value-type="float" office:value="14.2684389475513">
                <text:p>14.2684389475513</text:p>
              </table:table-cell>
              <table:table-cell office:value-type="float" office:value="207.538">
                <text:p>207.538</text:p>
              </table:table-cell>
              <table:table-cell office:value-type="float" office:value="26.7596098626269">
                <text:p>26.7596098626269</text:p>
              </table:table-cell>
              <table:table-cell office:value-type="float" office:value="26.7596098626269">
                <text:p>26.7596098626269</text:p>
              </table:table-cell>
              <table:table-cell office:value-type="float" office:value="209.173333333333">
                <text:p>209.173333333333</text:p>
              </table:table-cell>
              <table:table-cell office:value-type="float" office:value="47.7046493541248">
                <text:p>47.7046493541248</text:p>
              </table:table-cell>
              <table:table-cell office:value-type="float" office:value="47.7046493541248">
                <text:p>47.704649354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97.684">
                <text:p>197.684</text:p>
              </table:table-cell>
              <table:table-cell office:value-type="float" office:value="37.3480391720904">
                <text:p>37.3480391720904</text:p>
              </table:table-cell>
              <table:table-cell office:value-type="float" office:value="37.3480391720904">
                <text:p>37.3480391720904</text:p>
              </table:table-cell>
              <table:table-cell office:value-type="float" office:value="213.122">
                <text:p>213.122</text:p>
              </table:table-cell>
              <table:table-cell office:value-type="float" office:value="42.3920224806508">
                <text:p>42.3920224806508</text:p>
              </table:table-cell>
              <table:table-cell office:value-type="float" office:value="42.3920224806508">
                <text:p>42.3920224806508</text:p>
              </table:table-cell>
              <table:table-cell office:value-type="float" office:value="224.936666666667">
                <text:p>224.936666666667</text:p>
              </table:table-cell>
              <table:table-cell office:value-type="float" office:value="68.9653288254323">
                <text:p>68.9653288254323</text:p>
              </table:table-cell>
              <table:table-cell office:value-type="float" office:value="68.9653288254323">
                <text:p>68.965328825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08.248">
                <text:p>108.248</text:p>
              </table:table-cell>
              <table:table-cell office:value-type="float" office:value="1.80708881906784">
                <text:p>1.80708881906784</text:p>
              </table:table-cell>
              <table:table-cell office:value-type="float" office:value="1.80708881906784">
                <text:p>1.80708881906784</text:p>
              </table:table-cell>
              <table:table-cell office:value-type="float" office:value="116.136">
                <text:p>116.136</text:p>
              </table:table-cell>
              <table:table-cell office:value-type="float" office:value="8.03741438523609">
                <text:p>8.03741438523609</text:p>
              </table:table-cell>
              <table:table-cell office:value-type="float" office:value="8.03741438523609">
                <text:p>8.03741438523609</text:p>
              </table:table-cell>
              <table:table-cell office:value-type="float" office:value="118.073333333333">
                <text:p>118.073333333333</text:p>
              </table:table-cell>
              <table:table-cell office:value-type="float" office:value="11.2723369360572">
                <text:p>11.2723369360572</text:p>
              </table:table-cell>
              <table:table-cell office:value-type="float" office:value="11.2723369360572">
                <text:p>11.272336936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4.126">
                <text:p>114.126</text:p>
              </table:table-cell>
              <table:table-cell office:value-type="float" office:value="1.49205562898975">
                <text:p>1.49205562898975</text:p>
              </table:table-cell>
              <table:table-cell office:value-type="float" office:value="1.49205562898975">
                <text:p>1.49205562898975</text:p>
              </table:table-cell>
              <table:table-cell office:value-type="float" office:value="114.648">
                <text:p>114.648</text:p>
              </table:table-cell>
              <table:table-cell office:value-type="float" office:value="1.95076138981681">
                <text:p>1.95076138981681</text:p>
              </table:table-cell>
              <table:table-cell office:value-type="float" office:value="1.95076138981681">
                <text:p>1.95076138981681</text:p>
              </table:table-cell>
              <table:table-cell office:value-type="float" office:value="115.573333333333">
                <text:p>115.573333333333</text:p>
              </table:table-cell>
              <table:table-cell office:value-type="float" office:value="2.54502062860009">
                <text:p>2.54502062860009</text:p>
              </table:table-cell>
              <table:table-cell office:value-type="float" office:value="2.54502062860009">
                <text:p>2.5450206286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2.312">
                <text:p>102.312</text:p>
              </table:table-cell>
              <table:table-cell office:value-type="float" office:value="2.36332816172448">
                <text:p>2.36332816172448</text:p>
              </table:table-cell>
              <table:table-cell office:value-type="float" office:value="2.36332816172448">
                <text:p>2.36332816172448</text:p>
              </table:table-cell>
              <table:table-cell office:value-type="float" office:value="101.176">
                <text:p>101.176</text:p>
              </table:table-cell>
              <table:table-cell office:value-type="float" office:value="2.55894118728821">
                <text:p>2.55894118728821</text:p>
              </table:table-cell>
              <table:table-cell office:value-type="float" office:value="2.55894118728821">
                <text:p>2.55894118728821</text:p>
              </table:table-cell>
              <table:table-cell office:value-type="float" office:value="101.396666666667">
                <text:p>101.396666666667</text:p>
              </table:table-cell>
              <table:table-cell office:value-type="float" office:value="1.86001881710912">
                <text:p>1.86001881710912</text:p>
              </table:table-cell>
              <table:table-cell office:value-type="float" office:value="1.86001881710912">
                <text:p>1.8600188171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100.894">
                <text:p>100.894</text:p>
              </table:table-cell>
              <table:table-cell office:value-type="float" office:value="2.0015444037043">
                <text:p>2.0015444037043</text:p>
              </table:table-cell>
              <table:table-cell office:value-type="float" office:value="2.0015444037043">
                <text:p>2.0015444037043</text:p>
              </table:table-cell>
              <table:table-cell office:value-type="float" office:value="100.368">
                <text:p>100.368</text:p>
              </table:table-cell>
              <table:table-cell office:value-type="float" office:value="2.36873806065593">
                <text:p>2.36873806065593</text:p>
              </table:table-cell>
              <table:table-cell office:value-type="float" office:value="2.36873806065593">
                <text:p>2.36873806065593</text:p>
              </table:table-cell>
              <table:table-cell office:value-type="float" office:value="98.9533333333333">
                <text:p>98.9533333333333</text:p>
              </table:table-cell>
              <table:table-cell office:value-type="float" office:value="2.14824346851096">
                <text:p>2.14824346851096</text:p>
              </table:table-cell>
              <table:table-cell office:value-type="float" office:value="2.14824346851096">
                <text:p>2.1482434685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88.724">
                <text:p>88.724</text:p>
              </table:table-cell>
              <table:table-cell office:value-type="float" office:value="1.6852388554742">
                <text:p>1.6852388554742</text:p>
              </table:table-cell>
              <table:table-cell office:value-type="float" office:value="1.6852388554742">
                <text:p>1.6852388554742</text:p>
              </table:table-cell>
              <table:table-cell office:value-type="float" office:value="91.942">
                <text:p>91.942</text:p>
              </table:table-cell>
              <table:table-cell office:value-type="float" office:value="2.45508044674711">
                <text:p>2.45508044674711</text:p>
              </table:table-cell>
              <table:table-cell office:value-type="float" office:value="2.45508044674711">
                <text:p>2.45508044674711</text:p>
              </table:table-cell>
              <table:table-cell office:value-type="float" office:value="88.34">
                <text:p>88.34</text:p>
              </table:table-cell>
              <table:table-cell office:value-type="float" office:value="1.75878367060875">
                <text:p>1.75878367060875</text:p>
              </table:table-cell>
              <table:table-cell office:value-type="float" office:value="1.75878367060875">
                <text:p>1.7587836706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9cm" svg:height="14.024cm" xlink:href=".." xlink:type="simple" chart:class="chart:bar" chart:style-name="ch1">
        <chart:title svg:x="9.469cm" svg:y="0.416cm" chart:style-name="ch2">
          <text:p>Temps moyen d'un trajet</text:p>
        </chart:title>
        <chart:legend chart:legend-position="end" svg:x="21.736cm" svg:y="6.227cm" style:legend-expansion="high" chart:style-name="ch3"/>
        <chart:plot-area chart:style-name="ch4" table:cell-range-address="'Taille de file (Thoiry)'.A2:'Taille de file (Thoiry)'.D25" chart:data-source-has-labels="column" svg:x="1.475cm" svg:y="1.501cm" svg:width="19.78cm" svg:height="11.279cm">
          <chartooo:coordinate-region svg:x="2.89cm" svg:y="1.696cm" svg:width="18.365cm" svg:height="10.445cm"/>
          <chart:axis chart:dimension="x" chart:name="primary-x" chart:style-name="ch5" chartooo:axis-type="auto">
            <chartooo:date-scale/>
            <chart:title svg:x="10.779cm" svg:y="13.061cm" chart:style-name="ch6">
              <text:p>Heures</text:p>
            </chart:title>
            <chart:categories table:cell-range-address="'Taille de file (Thoiry)'.A2:'Taille de file (Thoiry)'.A25"/>
          </chart:axis>
          <chart:axis chart:dimension="y" chart:name="primary-y" chart:style-name="ch7">
            <chart:title svg:x="0.451cm" svg:y="8.503cm" chart:style-name="ch8">
              <text:p>Durée (secondes)</text:p>
            </chart:title>
            <chart:grid chart:style-name="ch9" chart:class="major"/>
          </chart:axis>
          <chart:series chart:style-name="ch10" chart:values-cell-range-address="'Taille de file (Thoiry)'.B2:'Taille de file (Thoiry)'.B25" chart:class="chart:bar">
            <chart:data-point chart:repeated="24"/>
          </chart:series>
          <chart:series chart:style-name="ch11" chart:values-cell-range-address="'Taille de file (Thoiry)'.C2:'Taille de file (Thoiry)'.C25" chart:class="chart:bar">
            <chart:data-point chart:repeated="24"/>
          </chart:series>
          <chart:series chart:style-name="ch12" chart:values-cell-range-address="'Taille de file (Thoiry)'.D2:'Taille de file (Thoiry)'.D2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Taille de file (Thoiry)'.A2:'Taille de file (Thoiry)'.A25</svg:desc>
                </draw:g>
              </table:table-cell>
              <table:table-cell office:value-type="float" office:value="97.1533333333333">
                <text:p>97.1533333333333</text:p>
                <draw:g>
                  <svg:desc>'Taille de file (Thoiry)'.B2:'Taille de file (Thoiry)'.B25</svg:desc>
                </draw:g>
              </table:table-cell>
              <table:table-cell office:value-type="float" office:value="97.7666666666667">
                <text:p>97.7666666666667</text:p>
                <draw:g>
                  <svg:desc>'Taille de file (Thoiry)'.C2:'Taille de file (Thoiry)'.C25</svg:desc>
                </draw:g>
              </table:table-cell>
              <table:table-cell office:value-type="float" office:value="102.14">
                <text:p>102.14</text:p>
                <draw:g>
                  <svg:desc>'Taille de file (Thoiry)'.D2:'Taille de file (Thoiry)'.D25</svg:desc>
                </draw:g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98.3233333333333">
                <text:p>98.3233333333333</text:p>
              </table:table-cell>
              <table:table-cell office:value-type="float" office:value="97.1566666666667">
                <text:p>97.1566666666667</text:p>
              </table:table-cell>
              <table:table-cell office:value-type="float" office:value="99.9666666666667">
                <text:p>99.9666666666667</text:p>
              </table:table-cell>
            </table:table-row>
            <table:table-row>
              <table:table-cell office:value-type="string">
                <text:p>2h</text:p>
              </table:table-cell>
              <table:table-cell office:value-type="float" office:value="95.0366666666667">
                <text:p>95.0366666666667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99.6766666666667">
                <text:p>99.6766666666667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99.96">
                <text:p>99.96</text:p>
              </table:table-cell>
              <table:table-cell office:value-type="float" office:value="103.97">
                <text:p>103.97</text:p>
              </table:table-cell>
              <table:table-cell office:value-type="float" office:value="105.363333333333">
                <text:p>105.363333333333</text:p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118.413333333333">
                <text:p>118.413333333333</text:p>
              </table:table-cell>
              <table:table-cell office:value-type="float" office:value="118.03">
                <text:p>118.03</text:p>
              </table:table-cell>
              <table:table-cell office:value-type="float" office:value="120.356666666667">
                <text:p>120.356666666667</text:p>
              </table:table-cell>
            </table:table-row>
            <table:table-row>
              <table:table-cell office:value-type="string">
                <text:p>5h</text:p>
              </table:table-cell>
              <table:table-cell office:value-type="float" office:value="130.846666666667">
                <text:p>130.846666666667</text:p>
              </table:table-cell>
              <table:table-cell office:value-type="float" office:value="128.346666666667">
                <text:p>128.346666666667</text:p>
              </table:table-cell>
              <table:table-cell office:value-type="float" office:value="126.726666666667">
                <text:p>126.726666666667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27.3">
                <text:p>127.3</text:p>
              </table:table-cell>
              <table:table-cell office:value-type="float" office:value="128.176666666667">
                <text:p>128.176666666667</text:p>
              </table:table-cell>
              <table:table-cell office:value-type="float" office:value="127.166666666667">
                <text:p>127.166666666667</text:p>
              </table:table-cell>
            </table:table-row>
            <table:table-row>
              <table:table-cell office:value-type="string">
                <text:p>7h</text:p>
              </table:table-cell>
              <table:table-cell office:value-type="float" office:value="218.85">
                <text:p>218.85</text:p>
              </table:table-cell>
              <table:table-cell office:value-type="float" office:value="199.973333333333">
                <text:p>199.973333333333</text:p>
              </table:table-cell>
              <table:table-cell office:value-type="float" office:value="209.313333333333">
                <text:p>209.313333333333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369.823333333333">
                <text:p>369.823333333333</text:p>
              </table:table-cell>
              <table:table-cell office:value-type="float" office:value="308.06">
                <text:p>308.06</text:p>
              </table:table-cell>
              <table:table-cell office:value-type="float" office:value="310.256666666667">
                <text:p>310.256666666667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348.52">
                <text:p>348.52</text:p>
              </table:table-cell>
              <table:table-cell office:value-type="float" office:value="277.21">
                <text:p>277.21</text:p>
              </table:table-cell>
              <table:table-cell office:value-type="float" office:value="771.246666666667">
                <text:p>771.24666666666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22.94">
                <text:p>122.94</text:p>
              </table:table-cell>
              <table:table-cell office:value-type="float" office:value="123.103333333333">
                <text:p>123.103333333333</text:p>
              </table:table-cell>
              <table:table-cell office:value-type="float" office:value="422.373333333333">
                <text:p>422.373333333333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8.04">
                <text:p>118.04</text:p>
              </table:table-cell>
              <table:table-cell office:value-type="float" office:value="119.63">
                <text:p>119.63</text:p>
              </table:table-cell>
              <table:table-cell office:value-type="float" office:value="119.806666666667">
                <text:p>119.80666666666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18.9">
                <text:p>118.9</text:p>
              </table:table-cell>
              <table:table-cell office:value-type="float" office:value="120.3">
                <text:p>120.3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9.353333333333">
                <text:p>119.353333333333</text:p>
              </table:table-cell>
              <table:table-cell office:value-type="float" office:value="117.436666666667">
                <text:p>117.436666666667</text:p>
              </table:table-cell>
              <table:table-cell office:value-type="float" office:value="117.146666666667">
                <text:p>117.146666666667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2.263333333333">
                <text:p>122.263333333333</text:p>
              </table:table-cell>
              <table:table-cell office:value-type="float" office:value="121.246666666667">
                <text:p>121.246666666667</text:p>
              </table:table-cell>
              <table:table-cell office:value-type="float" office:value="120.713333333333">
                <text:p>120.713333333333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23333333333">
                <text:p>126.023333333333</text:p>
              </table:table-cell>
              <table:table-cell office:value-type="float" office:value="126.376666666667">
                <text:p>126.376666666667</text:p>
              </table:table-cell>
              <table:table-cell office:value-type="float" office:value="125.023333333333">
                <text:p>125.023333333333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73.79">
                <text:p>173.79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21.66">
                <text:p>221.66</text:p>
              </table:table-cell>
              <table:table-cell office:value-type="float" office:value="192.973333333333">
                <text:p>192.973333333333</text:p>
              </table:table-cell>
              <table:table-cell office:value-type="float" office:value="209.173333333333">
                <text:p>209.173333333333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207.016666666667">
                <text:p>207.016666666667</text:p>
              </table:table-cell>
              <table:table-cell office:value-type="float" office:value="220.23">
                <text:p>220.23</text:p>
              </table:table-cell>
              <table:table-cell office:value-type="float" office:value="224.936666666667">
                <text:p>224.936666666667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08.22">
                <text:p>108.22</text:p>
              </table:table-cell>
              <table:table-cell office:value-type="float" office:value="118.65">
                <text:p>118.65</text:p>
              </table:table-cell>
              <table:table-cell office:value-type="float" office:value="118.073333333333">
                <text:p>118.073333333333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3.586666666667">
                <text:p>113.586666666667</text:p>
              </table:table-cell>
              <table:table-cell office:value-type="float" office:value="114.513333333333">
                <text:p>114.513333333333</text:p>
              </table:table-cell>
              <table:table-cell office:value-type="float" office:value="115.573333333333">
                <text:p>115.573333333333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3.746666666667">
                <text:p>103.746666666667</text:p>
              </table:table-cell>
              <table:table-cell office:value-type="float" office:value="102.206666666667">
                <text:p>102.206666666667</text:p>
              </table:table-cell>
              <table:table-cell office:value-type="float" office:value="101.396666666667">
                <text:p>101.396666666667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99.89">
                <text:p>99.89</text:p>
              </table:table-cell>
              <table:table-cell office:value-type="float" office:value="99.4033333333334">
                <text:p>99.4033333333334</text:p>
              </table:table-cell>
              <table:table-cell office:value-type="float" office:value="98.9533333333333">
                <text:p>98.9533333333333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89.0466666666667">
                <text:p>89.0466666666667</text:p>
              </table:table-cell>
              <table:table-cell office:value-type="float" office:value="92.0166666666666">
                <text:p>92.0166666666666</text:p>
              </table:table-cell>
              <table:table-cell office:value-type="float" office:value="88.34">
                <text:p>88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